
<file path=META-INF/manifest.xml><?xml version="1.0" encoding="utf-8"?>
<manifest:manifest xmlns:manifest="urn:oasis:names:tc:opendocument:xmlns:manifest:1.0">
  <manifest:file-entry manifest:media-type="application/vnd.oasis.opendocument.spreadsheet" manifest:version="1.2" manifest:full-path="/"/>
  <manifest:file-entry manifest:media-type="image/png" manifest:full-path="Pictures/10000200000000BC0000002875E5AF1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66cm"/>
    </style:style>
    <style:style style:name="co2" style:family="table-column">
      <style:table-column-properties fo:break-before="auto" style:column-width="5.175cm"/>
    </style:style>
    <style:style style:name="co3" style:family="table-column">
      <style:table-column-properties fo:break-before="auto" style:column-width="1.774cm"/>
    </style:style>
    <style:style style:name="co4" style:family="table-column">
      <style:table-column-properties fo:break-before="auto" style:column-width="1.51cm"/>
    </style:style>
    <style:style style:name="co5" style:family="table-column">
      <style:table-column-properties fo:break-before="auto" style:column-width="1.453cm"/>
    </style:style>
    <style:style style:name="co6" style:family="table-column">
      <style:table-column-properties fo:break-before="auto" style:column-width="0.923cm"/>
    </style:style>
    <style:style style:name="co7" style:family="table-column">
      <style:table-column-properties fo:break-before="auto" style:column-width="1.147cm"/>
    </style:style>
    <style:style style:name="co8" style:family="table-column">
      <style:table-column-properties fo:break-before="auto" style:column-width="0.699cm"/>
    </style:style>
    <style:style style:name="co9" style:family="table-column">
      <style:table-column-properties fo:break-before="auto" style:column-width="0.817cm"/>
    </style:style>
    <style:style style:name="co10" style:family="table-column">
      <style:table-column-properties fo:break-before="auto" style:column-width="0.531cm"/>
    </style:style>
    <style:style style:name="co11" style:family="table-column">
      <style:table-column-properties fo:break-before="auto" style:column-width="0.102cm"/>
    </style:style>
    <style:style style:name="co12" style:family="table-column">
      <style:table-column-properties fo:break-before="auto" style:column-width="1.79cm"/>
    </style:style>
    <style:style style:name="co13" style:family="table-column">
      <style:table-column-properties fo:break-before="auto" style:column-width="2.267cm"/>
    </style:style>
    <style:style style:name="ro1" style:family="table-row">
      <style:table-row-properties style:row-height="0.79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536cm" fo:break-before="auto" style:use-optimal-row-height="true"/>
    </style:style>
    <style:style style:name="ro4" style:family="table-row">
      <style:table-row-properties style:row-height="2.858cm" fo:break-before="auto" style:use-optimal-row-height="false"/>
    </style:style>
    <style:style style:name="ta1" style:family="table" style:master-page-name="PageStyle_5f_GanttChart">
      <style:table-properties table:display="true" style:writing-mode="lr-tb"/>
    </style:style>
    <number:number-style style:name="N1">
      <number:number number:decimal-places="0" number:min-integer-digits="1"/>
    </number:number-style>
    <number:date-style style:name="N30" number:automatic-order="true" number:format-source="language">
      <number:day/>
      <number:text>.</number:text>
      <number:month/>
      <number:text>.</number:text>
      <number:year/>
    </number:date-style>
    <number:text-style style:name="N100">
      <number:text-content/>
    </number:text-style>
    <style:style style:name="ce1"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cm" style:writing-mode="page"/>
      <style:text-properties fo:color="#003366" style:text-outline="false" style:text-line-through-style="none" style:font-name="Trebuchet M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style:diagonal-bl-tr="none" style:diagonal-tl-br="none" fo:background-color="transparent" fo:border="none"/>
    </style:style>
    <style:style style:name="ce3" style:family="table-cell" style:parent-style-name="Default">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4" style:family="table-cell" style:parent-style-name="Default">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order-bottom="0.088cm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6" style:family="table-cell" style:parent-style-name="Default" style:data-style-name="N10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 style:family="table-cell" style:parent-style-name="Default" style:data-style-name="N100">
      <style:table-cell-properties style:glyph-orientation-vertical="0" fo:border-bottom="0.035cm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start"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 style:family="table-cell" style:parent-style-name="Default" style:data-style-name="N100">
      <style:table-cell-properties style:glyph-orientation-vertical="0" fo:border-bottom="0.035cm solid #eaeaea"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start"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cm" style:writing-mode="page"/>
      <style:text-properties fo:color="#800000" style:text-outline="false" style:text-line-through-style="none" style:font-name="Trebuchet MS"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12"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3" style:family="table-cell" style:parent-style-name="Default">
      <style:table-cell-properties style:glyph-orientation-vertical="0" fo:border-bottom="0.035cm solid #eaeaea" fo:background-color="#eaeaea" style:diagonal-bl-tr="none" style:diagonal-tl-br="none" style:text-align-source="value-type" style:repeat-content="false" fo:wrap-option="wrap" fo:border-left="none" style:direction="ltr" fo:border-right="none" style:rotation-angle="0" style:rotation-align="none" style:shrink-to-fit="false" fo:border-top="0.035cm solid #eaeaea" style:vertical-align="automatic"/>
      <style:paragraph-properties fo:margin-left="0cm" style:writing-mode="page"/>
      <style:text-properties style:use-window-font-color="true" style:text-outline="false" style:text-line-through-styl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 style:family="table-cell" style:parent-style-name="Default">
      <style:table-cell-properties style:glyph-orientation-vertical="0" fo:border-bottom="0.035cm solid #eaeaea"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eaeaea" style:vertical-align="automatic"/>
      <style:paragraph-properties fo:margin-left="0cm"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style:glyph-orientation-vertical="0" fo:border-bottom="0.035cm solid #eaeaea"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eaeaea" style:vertical-align="automatic"/>
      <style:paragraph-properties fo:margin-left="0cm" style:writing-mode="page"/>
      <style:text-properties style:use-window-font-color="true" style:text-outline="false" style:text-line-through-style="none" style:font-name="Arial Narrow" fo:font-size="8pt" fo:font-style="normal" fo:text-shadow="none" style:text-underline-style="none" fo:font-weight="normal" style:font-name-asian="Lucida Sans Unicode" style:font-size-asian="8pt" style:font-style-asian="normal" style:font-weight-asian="normal" style:font-name-complex="Arial1" style:font-size-complex="8pt" style:font-style-complex="normal" style:font-weight-complex="normal"/>
    </style:style>
    <style:style style:name="ce16" style:family="table-cell" style:parent-style-name="Default">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data-style-name="N5116">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data-style-name="N5116">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1" style:family="table-cell" style:parent-style-name="Default">
      <style:table-cell-properties fo:border-bottom="0.035cm solid #eaeaea" fo:background-color="#eaeaea" style:diagonal-bl-tr="none" style:diagonal-tl-br="none" fo:border-left="none" fo:border-right="none" fo:border-top="0.035cm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 style:family="table-cell" style:parent-style-name="Default">
      <style:table-cell-properties fo:border-bottom="0.035cm solid #eaeaea" style:diagonal-bl-tr="none" style:diagonal-tl-br="none" fo:background-color="transparent" fo:border-left="none" fo:border-right="none" fo:border-top="0.035cm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 style:family="table-cell" style:parent-style-name="Default" style:data-style-name="N151">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5" style:family="table-cell" style:parent-style-name="Default" style:data-style-name="N30">
      <style:table-cell-properties style:glyph-orientation-vertical="0" fo:border-bottom="0.035cm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end"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 style:family="table-cell" style:parent-style-name="Default" style:data-style-name="N30">
      <style:table-cell-properties style:glyph-orientation-vertical="0" fo:border-bottom="0.035cm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end"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 style:family="table-cell" style:parent-style-name="Default" style:data-style-name="N5116">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ce30" style:family="table-cell" style:parent-style-name="Default" style:data-style-name="N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 style:family="table-cell" style:parent-style-name="Default" style:data-style-name="N30">
      <style:table-cell-properties style:glyph-orientation-vertical="0" fo:border-bottom="0.035cm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end"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 style:family="table-cell" style:parent-style-name="Default" style:data-style-name="N30">
      <style:table-cell-properties style:glyph-orientation-vertical="0" fo:border-bottom="0.035cm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eaeaea" style:vertical-align="automatic"/>
      <style:paragraph-properties fo:text-align="end"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 style:family="table-cell" style:parent-style-name="Default" style:data-style-name="N5116">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glyph-orientation-vertical="0" fo:border-bottom="0.088cm solid #000000" style:diagonal-bl-tr="none" style:diagonal-tl-br="none" style:text-align-source="fix" style:repeat-content="false" fo:wrap-option="wrap" fo:border-left="none" style:direction="ltr" fo:border-right="none" style:rotation-angle="90" style:rotation-align="none" style:shrink-to-fit="false" fo:border-top="none" style:vertical-align="automatic"/>
      <style:paragraph-properties fo:text-align="center" fo:margin-left="0cm" style:writing-mode="page"/>
    </style:style>
    <style:style style:name="ce35" style:family="table-cell" style:parent-style-name="Default" style:data-style-name="N1">
      <style:table-cell-properties style:glyph-orientation-vertical="0" fo:border-bottom="0.035cm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6" style:family="table-cell" style:parent-style-name="Default" style:data-style-name="N1">
      <style:table-cell-properties style:glyph-orientation-vertical="0" fo:border-bottom="0.035cm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7"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90" style:rotation-align="none" style:shrink-to-fit="false" fo:border-top="none" style:vertical-align="automatic"/>
      <style:paragraph-properties fo:text-align="center" fo:margin-left="0cm" style:writing-mode="page"/>
    </style:style>
    <style:style style:name="ce38" style:family="table-cell" style:parent-style-name="Excel_5f_BuiltIn_5f_Percent">
      <style:table-cell-properties style:glyph-orientation-vertical="0" fo:border-bottom="0.035cm solid #eaeaea" fo:background-color="#99ff9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9" style:family="table-cell" style:parent-style-name="Excel_5f_BuiltIn_5f_Percent">
      <style:table-cell-properties style:glyph-orientation-vertical="0" fo:border-bottom="0.035cm solid #eaeaea" fo:background-color="#ccff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0" style:family="table-cell" style:parent-style-name="Default">
      <style:table-cell-properties fo:background-color="#eaeaea"/>
      <style:text-properties style:use-window-font-color="true" style:text-outline="false" style:text-line-through-style="none" style:font-name="Trebuchet MS"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41" style:family="table-cell" style:parent-style-name="Default" style:data-style-name="N1">
      <style:table-cell-properties style:glyph-orientation-vertical="0" fo:border-bottom="0.035cm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 style:family="table-cell" style:parent-style-name="Default" style:data-style-name="N1">
      <style:table-cell-properties style:glyph-orientation-vertical="0" fo:border-bottom="0.035cm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3" style:family="table-cell" style:parent-style-name="Excel_5f_BuiltIn_5f_Percent" style:data-style-name="N1">
      <style:table-cell-properties style:glyph-orientation-vertical="0" fo:border-bottom="0.035cm solid #eaeaea" fo:background-color="#eaeae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4" style:family="table-cell" style:parent-style-name="Excel_5f_BuiltIn_5f_Percent" style:data-style-name="N1">
      <style:table-cell-properties style:glyph-orientation-vertical="0" fo:border-bottom="0.035cm solid #eaeaea"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5" style:family="table-cell" style:parent-style-name="Default">
      <style:table-cell-properties style:glyph-orientation-vertical="0" fo:background-color="#eaeaea"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fo:color="#c0c0c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8"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cm" style:writing-mode="page"/>
      <style:text-properties fo:color="#0000ff" style:text-outline="false" style:text-line-through-style="none" style:font-name="Arial1" fo:font-size="8pt" fo:font-style="normal" fo:text-shadow="none" style:text-underline-style="solid" style:text-underline-width="auto" style:text-underline-color="font-color" fo:font-weight="normal" style:font-size-asian="8pt" style:font-style-asian="normal" style:font-weight-asian="normal" style:font-name-complex="Arial1" style:font-size-complex="8pt" style:font-style-complex="normal" style:font-weight-complex="normal"/>
    </style:style>
    <style:style style:name="ce4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50"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cm" style:writing-mode="page"/>
    </style:style>
    <style:style style:name="ce51" style:family="table-cell" style:parent-style-name="Default">
      <style:table-cell-properties fo:border-bottom="0.035cm solid #eaeaea" fo:background-color="#eaeaea" style:diagonal-bl-tr="none" style:diagonal-tl-br="none" fo:border-left="none" fo:border-right="none" fo:border-top="0.035cm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2" style:family="table-cell" style:parent-style-name="Default">
      <style:table-cell-properties fo:border-bottom="0.035cm solid #eaeaea" style:diagonal-bl-tr="none" style:diagonal-tl-br="none" fo:background-color="transparent" fo:border-left="none" fo:border-right="none" fo:border-top="0.035cm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3" style:family="table-cell" style:parent-style-name="Default" style:data-style-name="N5116">
      <style:table-cell-properties fo:background-color="transparent"/>
      <style:text-properties fo:color="#ffffff"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54" style:family="table-cell" style:parent-style-name="Default" style:data-style-name="N152">
      <style:table-cell-properties style:glyph-orientation-vertical="0" fo:border-bottom="0.088cm solid #000000" style:diagonal-bl-tr="none" style:diagonal-tl-br="none" style:text-align-source="fix" style:repeat-content="false" fo:wrap-option="no-wrap" fo:border-left="0.035cm solid #c0c0c0" style:direction="ltr" fo:border-right="0.035cm solid #c0c0c0" style:rotation-angle="9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5" style:family="table-cell" style:parent-style-name="Default">
      <style:table-cell-properties fo:border-bottom="0.035cm solid #eaeaea" fo:background-color="#eaeaea" style:diagonal-bl-tr="none" style:diagonal-tl-br="none" fo:border-left="none" fo:border-right="none" fo:border-top="0.035cm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2_5f_1" style:base-cell-address="GanttChart.L11"/>
      <style:map style:condition="is-true-formula(AND([GanttChart.L$8]&gt;=[GanttChart.$D11];[GanttChart.L$8]&lt;[GanttChart.$D11]+[GanttChart.$I11]))" style:apply-style-name="Excel_5f_CondFormat_5f_1_5f_2_5f_2" style:base-cell-address="GanttChart.L11"/>
      <style:map style:condition="is-true-formula(AND([GanttChart.L$8]&gt;=[GanttChart.$D11];[GanttChart.L$8]&lt;=[GanttChart.$D11]+[GanttChart.$F11]-1))" style:apply-style-name="Excel_5f_CondFormat_5f_1_5f_2_5f_3" style:base-cell-address="GanttChart.L11"/>
    </style:style>
    <style:style style:name="ce56" style:family="table-cell" style:parent-style-name="Default">
      <style:table-cell-properties fo:border-bottom="0.035cm solid #eaeaea" style:diagonal-bl-tr="none" style:diagonal-tl-br="none" fo:background-color="transparent" fo:border-left="none" fo:border-right="none" fo:border-top="0.035cm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12"/>
      <style:map style:condition="is-true-formula(AND([GanttChart.L$8]&gt;=[GanttChart.$D12];[GanttChart.L$8]&lt;[GanttChart.$D12]+[GanttChart.$I12]))" style:apply-style-name="Excel_5f_CondFormat_5f_1_5f_1_5f_2" style:base-cell-address="GanttChart.L12"/>
      <style:map style:condition="is-true-formula(AND([GanttChart.L$8]&gt;=[GanttChart.$D12];[GanttChart.L$8]&lt;=[GanttChart.$D12]+[GanttChart.$F12]-1))" style:apply-style-name="Excel_5f_CondFormat_5f_1_5f_1_5f_3" style:base-cell-address="GanttChart.L12"/>
    </style:style>
    <style:style style:name="ce57" style:family="table-cell" style:parent-style-name="Default" style:data-style-name="N5116">
      <style:table-cell-properties fo:background-color="transparent"/>
      <style:text-properties fo:color="#ffffff"/>
    </style:style>
    <style:style style:name="ce58" style:family="table-cell" style:parent-style-name="Default" style:data-style-name="N152">
      <style:table-cell-properties style:glyph-orientation-vertical="0" fo:border-bottom="0.088cm solid #000000" style:diagonal-bl-tr="none" style:diagonal-tl-br="none" style:text-align-source="fix" style:repeat-content="false" fo:wrap-option="no-wrap" fo:border-left="none" style:direction="ltr" fo:border-right="none" style:rotation-angle="90" style:rotation-align="none" style:shrink-to-fit="false" fo:border-top="none" style:vertical-align="middle"/>
      <style:paragraph-properties fo:text-align="center" fo:margin-left="0cm" style:writing-mode="page"/>
    </style:style>
    <style:style style:name="ce59" style:family="table-cell" style:parent-style-name="Default" style:data-style-name="N152">
      <style:table-cell-properties style:glyph-orientation-vertical="0" fo:border-bottom="0.088cm solid #000000" style:diagonal-bl-tr="none" style:diagonal-tl-br="none" style:text-align-source="fix" style:repeat-content="false" fo:wrap-option="no-wrap" fo:border-left="none" style:direction="ltr" fo:border-right="0.035cm solid #c0c0c0" style:rotation-angle="90" style:rotation-align="none" style:shrink-to-fit="false" fo:border-top="none" style:vertical-align="middle"/>
      <style:paragraph-properties fo:text-align="center" fo:margin-left="0cm" style:writing-mode="page"/>
    </style:style>
    <style:style style:name="ce60"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style>
    <style:style style:name="gr1" style:family="graphic">
      <style:graphic-properties draw:stroke="none" draw:fill="none" draw:fill-color="#ffffff" draw:textarea-horizontal-align="justify"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 style:family="graphic">
      <style:graphic-properties fo:border="none #000000"/>
    </style:style>
    <style:style style:name="gr3" style:family="graphic">
      <style:graphic-properties draw:stroke="solid" svg:stroke-width="0.026cm" svg:stroke-color="#000000" draw:stroke-linejoin="miter" draw:fill="solid" draw:fill-color="#eaeaea" draw:textarea-horizontal-align="justify" draw:textarea-vertical-align="top" draw:auto-grow-height="false" fo:padding-top="0.056cm" fo:padding-bottom="0.056cm" fo:padding-left="0.056cm" fo:padding-right="0.056cm" fo:wrap-option="wrap" draw:shadow="hidden"/>
    </style:style>
    <style:style style:name="gr4" style:family="graphic">
      <style:graphic-properties draw:stroke="solid" svg:stroke-width="0.026cm" svg:stroke-color="#000000" draw:marker-start="Arrowheads_20_1" draw:marker-start-width="0.2cm" draw:marker-start-center="false" draw:stroke-linejoin="miter"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ta_extref" style:family="table">
      <style:table-properties table:display="false"/>
    </style:style>
    <style:style style:name="P1" style:family="paragraph">
      <style:paragraph-properties fo:text-align="center" style:writing-mode="lr-tb"/>
      <style:text-properties fo:font-size="24pt"/>
    </style:style>
    <style:style style:name="P2" style:family="paragraph"/>
    <style:style style:name="P3" style:family="paragraph">
      <style:paragraph-properties fo:text-align="start" style:text-autospace="none" style:line-break="normal" style:writing-mode="page"/>
      <style:text-properties fo:hyphenate="false"/>
    </style:style>
    <style:style style:name="P4" style:family="paragraph">
      <style:paragraph-properties fo:text-align="start"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3" style:family="text">
      <style:text-properties fo:color="#008000"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4" style:family="text">
      <style:text-properties style:use-window-font-color="true" style:text-outline="false" style:text-line-through-style="none" style:text-position="0% 100%"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T5" style:family="text">
      <style:text-properties style:use-window-font-color="true" style:text-outline="false" style:text-line-through-styl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6" style:family="text">
      <style:text-properties fo:color="#ff0000"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7" style:family="text">
      <style:text-properties fo:color="#00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8" style:family="text">
      <style:text-properties fo:color="#ff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9"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0" style:family="text">
      <style:text-properties fo:color="#000000" style:text-outline="false" style:text-line-through-style="none" style:text-position="0% 100%" style:font-name="Arial1" fo:font-size="8pt" fo:language="en" fo:country="US" fo:font-style="normal" fo:text-shadow="none" style:text-underline-style="solid" style:text-underline-width="auto" style:text-underline-color="font-color"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1" style:family="text">
      <style:text-properties fo:color="#000000" style:text-outline="false" style:text-line-through-style="none" style:text-position="0% 100%" style:font-name="Arial1" fo:font-size="8pt" fo:language="en" fo:country="US" fo:font-style="normal"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text-position="0% 100%" style:font-name="Arial1"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3" style:family="text">
      <style:text-properties fo:color="#ff0000" style:text-outline="false" style:text-line-through-style="none" style:text-position="0% 100%" style:font-name="Arial1"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4" style:family="text">
      <style:text-properties fo:color="#000000" style:text-outline="false" style:text-line-through-style="none" style:text-position="0% 100%" style:font-name="Arial1" fo:font-size="8pt" fo:language="en" fo:country="US" fo:font-style="italic"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italic" style:font-weight-asian="normal" style:font-name-complex="Arial1" style:font-size-complex="8pt" style:language-complex="zxx" style:country-complex="none" style:font-style-complex="italic" style:font-weight-complex="normal" style:text-emphasize="none" style:font-relief="none" style:text-overline-style="none" style:text-overline-color="font-color"/>
    </style:style>
    <style:style style:name="T15" style:family="text">
      <style:text-properties fo:color="#0000ff" style:text-outline="false" style:text-line-through-style="none" style:font-name="Arial1" fo:font-size="8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GanttChart" table:style-name="ta1" table:print-ranges="GanttChart.A3:GanttChart.IO51">
        <office:forms form:automatic-focus="false" form:apply-design-mode="false">
          <form:form form:name="WW-Standard"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value-range form:name="ScrollBar" form:control-implementation="ooo:com.sun.star.form.component.ScrollBar" form:id="control1" form:printable="false" form:value="0" form:linked-cell="GanttChart.K1" form:page-step-size="4" form:delay-for-repeat="PT0.50S" form:min-value="0" form:max-value="100">
              <form:properties>
                <form:property form:property-name="ControlTypeinMSO" office:value-type="float" office:value="0"/>
                <form:property form:property-name="DefaultControl" office:value-type="string" office:string-value="com.sun.star.awt.UnoControlScrollBar"/>
                <form:property form:property-name="ObjIDinMSO" office:value-type="float" office:value="0"/>
                <form:property form:property-name="TabIndex" office:value-type="float" office:value="0"/>
                <form:property form:property-name="VisibleSize" office:value-type="float" office:value="1"/>
              </form:properties>
            </form:value-range>
          </form:form>
        </office:forms>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11" table:number-columns-repeated="216" table:default-cell-style-name="Default"/>
        <table:table-column table:style-name="co11" table:number-columns-repeated="23" table:default-cell-style-name="ce2"/>
        <table:table-column table:style-name="co12" table:number-columns-repeated="6" table:default-cell-style-name="ce2"/>
        <table:table-row table:style-name="ro1">
          <table:table-cell table:style-name="ce1" office:value-type="string">
            <text:p>Gantt Chart</text:p>
          </table:table-cell>
          <table:table-cell table:style-name="ce10" table:number-columns-repeated="6"/>
          <table:table-cell table:style-name="ce40" table:number-columns-repeated="2"/>
          <table:table-cell table:style-name="ce45" office:value-type="string">
            <office:annotation draw:style-name="gr4" draw:text-style-name="P4" svg:width="13.121cm" svg:height="14.979cm" svg:x="15.423cm" svg:y="0.044cm" draw:caption-point-x="-0.428cm" draw:caption-point-y="-0.034cm">
              <dc:creator>JWW</dc:creator>
              <dc:date>2009-03-02T00:00:00</dc:date>
              <text:p text:style-name="P4"><text:span text:style-name="T10">Limited Use Policy</text:span></text:p>
              <text:p text:style-name="P4"><text:span text:style-name="T11">You may download this template ("Software") free of charge, make archival copies, and customize the Software for </text:span><text:span text:style-name="T12">personal use only</text:span><text:span text:style-name="T11">. This Software or any document including or derived from this Software </text:span><text:span text:style-name="T13">may NOT be sold, distributed, or placed on a public server such as the internet</text:span><text:span text:style-name="T11"> without the express written permission of Vertex42 LLC.</text:span></text:p>
              <text:p text:style-name="P4"><text:span text:style-name="T11"/></text:p>
              <text:p text:style-name="P4"><text:span text:style-name="T12">You may not remove or alter any logo, trademark, copyright, hyperlinks, disclaimers, terms of use, or other proprietary notices</text:span><text:span text:style-name="T11"> within the Software.</text:span></text:p>
              <text:p text:style-name="P4"><text:span text:style-name="T11"/></text:p>
              <text:p text:style-name="P4"><text:span text:style-name="T11">We define </text:span><text:span text:style-name="T12">"Personal use"</text:span><text:span text:style-name="T11"> as </text:span><text:span text:style-name="T13">Non-Commercial</text:span><text:span text:style-name="T11"> use by you, your family, or by your close personal friends, on a computer not owned by a business or commercial entity.</text:span></text:p>
              <text:p text:style-name="P4"><text:span text:style-name="T11"/></text:p>
              <text:p text:style-name="P4"><text:span text:style-name="T11">We define </text:span><text:span text:style-name="T12">"Commercial use"</text:span><text:span text:style-name="T11"> as any use in which a corporation or business or commercial entity derives or attempts to derive monetary gain and benefit, either directly or indirectly, from the use of the Software. This includes Government and Military entities, corporations, LLCs, sole-proprietorships, home-based businesses, and internet-based businesses.</text:span></text:p>
              <text:p text:style-name="P4"><text:span text:style-name="T11"/></text:p>
              <text:p text:style-name="P4"><text:span text:style-name="T10"/></text:p>
              <text:p text:style-name="P4"><text:span text:style-name="T10">No Warranties</text:span></text:p>
              <text:p text:style-name="P4"><text:span text:style-name="T11">THE SOFTWARE AND ANY RELATED DOCUMENTATION ARE PROVIDED TO YOU "AS IS." VERTEX42, LLC MAKES NO WARRANTIES, EXPRESS OR IMPLIED, AND EXPRESSLY DISCLAIMS ALL REPRESENTATIONS, ORAL OR WRITTEN, TERMS, CONDITIONS, AND WARRANTIES, INCLUDING BUT NOT LIMITED TO, IMPLIED WARRANTIES OF MERCHANTABILITY, FITNESS FOR A PARTICULAR PURPOSE, AND NONINFRINGEMENT. WITHOUT LIMITING THE ABOVE YOU ACCEPT THAT THE SOFTWARE MAY NOT MEET YOUR REQUIREMENTS, OPERATE ERROR FREE, OR IDENTIFY ANY OR ALL ERRORS OR PROBLEMS, OR DO SO ACCURATELY. This Agreement does not affect any statutory rights you may have as a consumer.</text:span></text:p>
              <text:p text:style-name="P4"><text:span text:style-name="T11"/></text:p>
              <text:p text:style-name="P4"><text:span text:style-name="T10">Limitation of Liability</text:span></text:p>
              <text:p text:style-name="P4"><text:span text:style-name="T11">IN NO EVENT SHALL VERTEX42, LLC BE LIABLE TO YOU, FOR ANY DAMAGES, INCLUDING ANY LOST PROFITS, LOST SAVINGS, OR ANY OTHER DIRECT, INDIRECT, SPECIAL, INCIDENTAL, OR CONSEQUENTIAL DAMAGES ARISING FROM THE USE OR THE INABILITY TO USE THE SOFTWARE (EVEN IF WE OR AN AUTHORIZED DEALER OR DISTRIBUTOR HAS BEEN ADVISED OF THE POSSIBILITY OF THESE DAMAGES), OR ANY MISTAKES AND NEGLIGENCE IN DEVELOPING THIS SOFTWARE, OR FOR ANY CLAIM BY ANY OTHER PARTY. THE ORGANIZATION, BUSINESS, OR PERSON USING THIS SOFTWARE BEARS ALL RISKS AND RESPONSIBILITY FOR THE QUALITY AND PERFORMANCE OF THIS SOFTWARE.</text:span></text:p>
              <text:p text:style-name="P4"><text:span text:style-name="T11"/></text:p>
              <text:p text:style-name="P4"><text:span text:style-name="T11">Somes states do not allow the limitation or exclusion of liability for incidental or consequential damages, so the above limitation may not apply to you.</text:span></text:p>
              <text:p text:style-name="P4"><text:span text:style-name="T11"/></text:p>
              <text:p text:style-name="P4"><text:span text:style-name="T11"/></text:p>
            </office:annotation>
            <text:p>© 2008 Vertex42 LLC</text:p>
          </table:table-cell>
          <table:table-cell table:style-name="ce47" office:value-type="float" office:value="0">
            <text:p>0</text:p>
          </table:table-cell>
          <table:table-cell table:number-columns-repeated="11"/>
          <table:table-cell>
            <draw:frame table:end-cell-address="GanttChart.BQ1" table:end-x="0.053cm" table:end-y="0.768cm" draw:z-index="3" draw:name="vertex42_logo_40px" draw:style-name="gr1" draw:text-style-name="P1" svg:width="4.691cm" svg:height="0.742cm" svg:x="0.051cm" svg:y="0.026cm">
              <draw:image xlink:href="Pictures/10000200000000BC0000002875E5AF1D.png" xlink:type="simple" xlink:show="embed" xlink:actuate="onLoad">
                <text:p/>
              </draw:image>
            </draw:frame>
          </table:table-cell>
          <table:table-cell table:number-columns-repeated="204"/>
          <table:table-cell table:style-name="Default" table:number-columns-repeated="22"/>
          <table:table-cell table:number-columns-repeated="7"/>
        </table:table-row>
        <table:table-row table:style-name="ro2">
          <table:table-cell table:number-columns-repeated="10"/>
          <table:table-cell table:style-name="ce48" office:value-type="string">
            <text:p><text:span text:style-name="T15"><text:a xlink:href="http://www.vertex42.com/ExcelTemplates/excel-gantt-chart.html">Download Professional Version for Excel</text:a></text:span></text:p>
          </table:table-cell>
          <table:table-cell table:number-columns-repeated="245"/>
        </table:table-row>
        <table:table-row table:style-name="ro3">
          <table:table-cell table:style-name="ce3" office:value-type="string">
            <text:p>cycling-adventures.org</text:p>
          </table:table-cell>
          <table:table-cell table:number-columns-repeated="255"/>
        </table:table-row>
        <table:table-row table:style-name="ro2">
          <table:table-cell table:style-name="Default" office:value-type="string">
            <text:p>Stessaonda</text:p>
          </table:table-cell>
          <table:table-cell table:number-columns-repeated="255"/>
        </table:table-row>
        <table:table-row table:style-name="ro2">
          <table:table-cell table:number-columns-repeated="256"/>
        </table:table-row>
        <table:table-row table:style-name="ro2">
          <table:table-cell/>
          <table:table-cell table:style-name="ce11" office:value-type="string">
            <text:p>Projektleiter:</text:p>
          </table:table-cell>
          <table:table-cell table:style-name="ce17" office:value-type="string">
            <text:p>Lukas</text:p>
          </table:table-cell>
          <table:table-cell table:style-name="ce17"/>
          <table:table-cell table:style-name="ce27"/>
          <table:table-cell table:style-name="ce29" table:number-columns-repeated="2"/>
          <table:table-cell table:number-columns-repeated="249"/>
        </table:table-row>
        <table:table-row table:style-name="ro2">
          <table:table-cell/>
          <table:table-cell table:style-name="ce11" office:value-type="string">
            <text:p>Today's Date:</text:p>
          </table:table-cell>
          <table:table-cell table:style-name="ce18" table:formula="of:=TODAY()" office:value-type="date" office:date-value="2015-11-02">
            <text:p>11/2/2015</text:p>
          </table:table-cell>
          <table:table-cell table:style-name="ce23" table:formula="of:=[.C7]" office:value-type="date" office:date-value="2015-11-02">
            <text:p>(Mo)</text:p>
          </table:table-cell>
          <table:table-cell table:style-name="ce28" office:value-type="string">
            <text:p>(vertical red line)</text:p>
          </table:table-cell>
          <table:table-cell table:style-name="ce29" table:number-columns-repeated="2"/>
          <table:table-cell table:number-columns-repeated="34"/>
          <table:table-cell>
            <draw:control table:end-cell-address="GanttChart.ED9" table:end-x="0.041cm" table:end-y="0.03cm" draw:z-index="0" draw:style-name="gr2" draw:text-style-name="P2" svg:width="9.378cm" svg:height="0.515cm" svg:x="0.04cm" svg:y="0.415cm" draw:control="control1"/>
          </table:table-cell>
          <table:table-cell table:number-columns-repeated="214"/>
        </table:table-row>
        <table:table-row table:style-name="ro2">
          <table:table-cell table:style-name="ce4" office:value-type="string">
            <text:p>[42]</text:p>
          </table:table-cell>
          <table:table-cell table:style-name="ce11" office:value-type="string">
            <text:p>Startdatum:</text:p>
          </table:table-cell>
          <table:table-cell table:style-name="ce19" office:value-type="date" office:date-value="2015-11-01">
            <text:p>11/1/2015</text:p>
          </table:table-cell>
          <table:table-cell table:style-name="ce23" table:formula="of:=[.C8]" office:value-type="date" office:date-value="2015-11-01">
            <text:p>(So)</text:p>
          </table:table-cell>
          <table:table-cell table:style-name="ce29"/>
          <table:table-cell table:style-name="ce33"/>
          <table:table-cell table:style-name="ce29"/>
          <table:table-cell/>
          <table:table-cell table:style-name="ce29"/>
          <table:table-cell table:style-name="ce46" office:value-type="string">
            <text:p>Wochenstart (Sonntag=1):</text:p>
          </table:table-cell>
          <table:table-cell table:style-name="ce49" office:value-type="float" office:value="2">
            <text:p>2</text:p>
          </table:table-cell>
          <table:table-cell table:style-name="ce53" table:formula="of:=([.C8]-WEEKDAY([.C8];1)+[.K8])+7*[.K1]" office:value-type="date" office:date-value="2015-11-02">
            <text:p>11/2/2015</text:p>
          </table:table-cell>
          <table:table-cell table:style-name="ce57" table:formula="of:=[.L8]+1" office:value-type="date" office:date-value="2015-11-03">
            <text:p>11/3/2015</text:p>
          </table:table-cell>
          <table:table-cell table:style-name="ce57" table:formula="of:=[.M8]+1" office:value-type="date" office:date-value="2015-11-04">
            <text:p>11/4/2015</text:p>
          </table:table-cell>
          <table:table-cell table:style-name="ce57" table:formula="of:=[.N8]+1" office:value-type="date" office:date-value="2015-11-05">
            <text:p>11/5/2015</text:p>
          </table:table-cell>
          <table:table-cell table:style-name="ce57" table:formula="of:=[.O8]+1" office:value-type="date" office:date-value="2015-11-06">
            <text:p>11/6/2015</text:p>
          </table:table-cell>
          <table:table-cell table:style-name="ce57" table:formula="of:=[.P8]+1" office:value-type="date" office:date-value="2015-11-07">
            <text:p>11/7/2015</text:p>
          </table:table-cell>
          <table:table-cell table:style-name="ce57" table:formula="of:=[.Q8]+1" office:value-type="date" office:date-value="2015-11-08">
            <text:p>11/8/2015</text:p>
          </table:table-cell>
          <table:table-cell table:style-name="ce57" table:formula="of:=[.R8]+1" office:value-type="date" office:date-value="2015-11-09">
            <text:p>11/9/2015</text:p>
          </table:table-cell>
          <table:table-cell table:style-name="ce57" table:formula="of:=[.S8]+1" office:value-type="date" office:date-value="2015-11-10">
            <text:p>11/10/2015</text:p>
          </table:table-cell>
          <table:table-cell table:style-name="ce57" table:formula="of:=[.T8]+1" office:value-type="date" office:date-value="2015-11-11">
            <text:p>11/11/2015</text:p>
          </table:table-cell>
          <table:table-cell table:style-name="ce57" table:formula="of:=[.U8]+1" office:value-type="date" office:date-value="2015-11-12">
            <text:p>11/12/2015</text:p>
          </table:table-cell>
          <table:table-cell table:style-name="ce57" table:formula="of:=[.V8]+1" office:value-type="date" office:date-value="2015-11-13">
            <text:p>11/13/2015</text:p>
          </table:table-cell>
          <table:table-cell table:style-name="ce57" table:formula="of:=[.W8]+1" office:value-type="date" office:date-value="2015-11-14">
            <text:p>11/14/2015</text:p>
          </table:table-cell>
          <table:table-cell table:style-name="ce57" table:formula="of:=[.X8]+1" office:value-type="date" office:date-value="2015-11-15">
            <text:p>11/15/2015</text:p>
          </table:table-cell>
          <table:table-cell table:style-name="ce57" table:formula="of:=[.Y8]+1" office:value-type="date" office:date-value="2015-11-16">
            <text:p>11/16/2015</text:p>
          </table:table-cell>
          <table:table-cell table:style-name="ce57" table:formula="of:=[.Z8]+1" office:value-type="date" office:date-value="2015-11-17">
            <text:p>11/17/2015</text:p>
          </table:table-cell>
          <table:table-cell table:style-name="ce57" table:formula="of:=[.AA8]+1" office:value-type="date" office:date-value="2015-11-18">
            <text:p>11/18/2015</text:p>
          </table:table-cell>
          <table:table-cell table:style-name="ce57" table:formula="of:=[.AB8]+1" office:value-type="date" office:date-value="2015-11-19">
            <text:p>11/19/2015</text:p>
          </table:table-cell>
          <table:table-cell table:style-name="ce57" table:formula="of:=[.AC8]+1" office:value-type="date" office:date-value="2015-11-20">
            <text:p>11/20/2015</text:p>
          </table:table-cell>
          <table:table-cell table:style-name="ce57" table:formula="of:=[.AD8]+1" office:value-type="date" office:date-value="2015-11-21">
            <text:p>11/21/2015</text:p>
          </table:table-cell>
          <table:table-cell table:style-name="ce57" table:formula="of:=[.AE8]+1" office:value-type="date" office:date-value="2015-11-22">
            <text:p>11/22/2015</text:p>
          </table:table-cell>
          <table:table-cell table:style-name="ce57" table:formula="of:=[.AF8]+1" office:value-type="date" office:date-value="2015-11-23">
            <text:p>11/23/2015</text:p>
          </table:table-cell>
          <table:table-cell table:style-name="ce57" table:formula="of:=[.AG8]+1" office:value-type="date" office:date-value="2015-11-24">
            <text:p>11/24/2015</text:p>
          </table:table-cell>
          <table:table-cell table:style-name="ce57" table:formula="of:=[.AH8]+1" office:value-type="date" office:date-value="2015-11-25">
            <text:p>11/25/2015</text:p>
          </table:table-cell>
          <table:table-cell table:style-name="ce57" table:formula="of:=[.AI8]+1" office:value-type="date" office:date-value="2015-11-26">
            <text:p>11/26/2015</text:p>
          </table:table-cell>
          <table:table-cell table:style-name="ce57" table:formula="of:=[.AJ8]+1" office:value-type="date" office:date-value="2015-11-27">
            <text:p>11/27/2015</text:p>
          </table:table-cell>
          <table:table-cell table:style-name="ce57" table:formula="of:=[.AK8]+1" office:value-type="date" office:date-value="2015-11-28">
            <text:p>11/28/2015</text:p>
          </table:table-cell>
          <table:table-cell table:style-name="ce57" table:formula="of:=[.AL8]+1" office:value-type="date" office:date-value="2015-11-29">
            <text:p>11/29/2015</text:p>
          </table:table-cell>
          <table:table-cell table:style-name="ce57" table:formula="of:=[.AM8]+1" office:value-type="date" office:date-value="2015-11-30">
            <text:p>11/30/2015</text:p>
          </table:table-cell>
          <table:table-cell table:style-name="ce57" table:formula="of:=[.AN8]+1" office:value-type="date" office:date-value="2015-12-01">
            <text:p>12/1/2015</text:p>
          </table:table-cell>
          <table:table-cell table:style-name="ce57" table:formula="of:=[.AO8]+1" office:value-type="date" office:date-value="2015-12-02">
            <text:p>12/2/2015</text:p>
          </table:table-cell>
          <table:table-cell table:style-name="ce57" table:formula="of:=[.AP8]+1" office:value-type="date" office:date-value="2015-12-03">
            <text:p>12/3/2015</text:p>
          </table:table-cell>
          <table:table-cell table:style-name="ce57" table:formula="of:=[.AQ8]+1" office:value-type="date" office:date-value="2015-12-04">
            <text:p>12/4/2015</text:p>
          </table:table-cell>
          <table:table-cell table:style-name="ce57" table:formula="of:=[.AR8]+1" office:value-type="date" office:date-value="2015-12-05">
            <text:p>12/5/2015</text:p>
          </table:table-cell>
          <table:table-cell table:style-name="ce57" table:formula="of:=[.AS8]+1" office:value-type="date" office:date-value="2015-12-06">
            <text:p>12/6/2015</text:p>
          </table:table-cell>
          <table:table-cell table:style-name="ce57" table:formula="of:=[.AT8]+1" office:value-type="date" office:date-value="2015-12-07">
            <text:p>12/7/2015</text:p>
          </table:table-cell>
          <table:table-cell table:style-name="ce57" table:formula="of:=[.AU8]+1" office:value-type="date" office:date-value="2015-12-08">
            <text:p>12/8/2015</text:p>
          </table:table-cell>
          <table:table-cell table:style-name="ce57" table:formula="of:=[.AV8]+1" office:value-type="date" office:date-value="2015-12-09">
            <text:p>12/9/2015</text:p>
          </table:table-cell>
          <table:table-cell table:style-name="ce57" table:formula="of:=[.AW8]+1" office:value-type="date" office:date-value="2015-12-10">
            <text:p>12/10/2015</text:p>
          </table:table-cell>
          <table:table-cell table:style-name="ce57" table:formula="of:=[.AX8]+1" office:value-type="date" office:date-value="2015-12-11">
            <text:p>12/11/2015</text:p>
          </table:table-cell>
          <table:table-cell table:style-name="ce57" table:formula="of:=[.AY8]+1" office:value-type="date" office:date-value="2015-12-12">
            <text:p>12/12/2015</text:p>
          </table:table-cell>
          <table:table-cell table:style-name="ce57" table:formula="of:=[.AZ8]+1" office:value-type="date" office:date-value="2015-12-13">
            <text:p>12/13/2015</text:p>
          </table:table-cell>
          <table:table-cell table:style-name="ce57" table:formula="of:=[.BA8]+1" office:value-type="date" office:date-value="2015-12-14">
            <text:p>12/14/2015</text:p>
          </table:table-cell>
          <table:table-cell table:style-name="ce57" table:formula="of:=[.BB8]+1" office:value-type="date" office:date-value="2015-12-15">
            <text:p>12/15/2015</text:p>
          </table:table-cell>
          <table:table-cell table:style-name="ce57" table:formula="of:=[.BC8]+1" office:value-type="date" office:date-value="2015-12-16">
            <text:p>12/16/2015</text:p>
          </table:table-cell>
          <table:table-cell table:style-name="ce57" table:formula="of:=[.BD8]+1" office:value-type="date" office:date-value="2015-12-17">
            <text:p>12/17/2015</text:p>
          </table:table-cell>
          <table:table-cell table:style-name="ce57" table:formula="of:=[.BE8]+1" office:value-type="date" office:date-value="2015-12-18">
            <text:p>12/18/2015</text:p>
          </table:table-cell>
          <table:table-cell table:style-name="ce57" table:formula="of:=[.BF8]+1" office:value-type="date" office:date-value="2015-12-19">
            <text:p>12/19/2015</text:p>
          </table:table-cell>
          <table:table-cell table:style-name="ce57" table:formula="of:=[.BG8]+1" office:value-type="date" office:date-value="2015-12-20">
            <text:p>12/20/2015</text:p>
          </table:table-cell>
          <table:table-cell table:style-name="ce57" table:formula="of:=[.BH8]+1" office:value-type="date" office:date-value="2015-12-21">
            <text:p>12/21/2015</text:p>
          </table:table-cell>
          <table:table-cell table:style-name="ce57" table:formula="of:=[.BI8]+1" office:value-type="date" office:date-value="2015-12-22">
            <text:p>12/22/2015</text:p>
          </table:table-cell>
          <table:table-cell table:style-name="ce57" table:formula="of:=[.BJ8]+1" office:value-type="date" office:date-value="2015-12-23">
            <text:p>12/23/2015</text:p>
          </table:table-cell>
          <table:table-cell table:style-name="ce57" table:formula="of:=[.BK8]+1" office:value-type="date" office:date-value="2015-12-24">
            <text:p>12/24/2015</text:p>
          </table:table-cell>
          <table:table-cell table:style-name="ce57" table:formula="of:=[.BL8]+1" office:value-type="date" office:date-value="2015-12-25">
            <text:p>12/25/2015</text:p>
          </table:table-cell>
          <table:table-cell table:style-name="ce57" table:formula="of:=[.BM8]+1" office:value-type="date" office:date-value="2015-12-26">
            <text:p>12/26/2015</text:p>
          </table:table-cell>
          <table:table-cell table:style-name="ce57" table:formula="of:=[.BN8]+1" office:value-type="date" office:date-value="2015-12-27">
            <text:p>12/27/2015</text:p>
          </table:table-cell>
          <table:table-cell table:style-name="ce57" table:formula="of:=[.BO8]+1" office:value-type="date" office:date-value="2015-12-28">
            <text:p>12/28/2015</text:p>
          </table:table-cell>
          <table:table-cell table:style-name="ce57" table:formula="of:=[.BP8]+1" office:value-type="date" office:date-value="2015-12-29">
            <text:p>12/29/2015</text:p>
          </table:table-cell>
          <table:table-cell table:style-name="ce57" table:formula="of:=[.BQ8]+1" office:value-type="date" office:date-value="2015-12-30">
            <text:p>12/30/2015</text:p>
          </table:table-cell>
          <table:table-cell table:style-name="ce57" table:formula="of:=[.BR8]+1" office:value-type="date" office:date-value="2015-12-31">
            <text:p>12/31/2015</text:p>
          </table:table-cell>
          <table:table-cell table:style-name="ce57" table:formula="of:=[.BS8]+1" office:value-type="date" office:date-value="2016-01-01">
            <text:p>1/1/2016</text:p>
          </table:table-cell>
          <table:table-cell table:style-name="ce57" table:formula="of:=[.BT8]+1" office:value-type="date" office:date-value="2016-01-02">
            <text:p>1/2/2016</text:p>
          </table:table-cell>
          <table:table-cell table:style-name="ce57" table:formula="of:=[.BU8]+1" office:value-type="date" office:date-value="2016-01-03">
            <text:p>1/3/2016</text:p>
          </table:table-cell>
          <table:table-cell table:style-name="ce57" table:formula="of:=[.BV8]+1" office:value-type="date" office:date-value="2016-01-04">
            <text:p>1/4/2016</text:p>
          </table:table-cell>
          <table:table-cell table:style-name="ce57" table:formula="of:=[.BW8]+1" office:value-type="date" office:date-value="2016-01-05">
            <text:p>1/5/2016</text:p>
          </table:table-cell>
          <table:table-cell table:style-name="ce57" table:formula="of:=[.BX8]+1" office:value-type="date" office:date-value="2016-01-06">
            <text:p>1/6/2016</text:p>
          </table:table-cell>
          <table:table-cell table:style-name="ce57" table:formula="of:=[.BY8]+1" office:value-type="date" office:date-value="2016-01-07">
            <text:p>1/7/2016</text:p>
          </table:table-cell>
          <table:table-cell table:style-name="ce57" table:formula="of:=[.BZ8]+1" office:value-type="date" office:date-value="2016-01-08">
            <text:p>1/8/2016</text:p>
          </table:table-cell>
          <table:table-cell table:style-name="ce57" table:formula="of:=[.CA8]+1" office:value-type="date" office:date-value="2016-01-09">
            <text:p>1/9/2016</text:p>
          </table:table-cell>
          <table:table-cell table:style-name="ce57" table:formula="of:=[.CB8]+1" office:value-type="date" office:date-value="2016-01-10">
            <text:p>1/10/2016</text:p>
          </table:table-cell>
          <table:table-cell table:style-name="ce57" table:formula="of:=[.CC8]+1" office:value-type="date" office:date-value="2016-01-11">
            <text:p>1/11/2016</text:p>
          </table:table-cell>
          <table:table-cell table:style-name="ce57" table:formula="of:=[.CD8]+1" office:value-type="date" office:date-value="2016-01-12">
            <text:p>1/12/2016</text:p>
          </table:table-cell>
          <table:table-cell table:style-name="ce57" table:formula="of:=[.CE8]+1" office:value-type="date" office:date-value="2016-01-13">
            <text:p>1/13/2016</text:p>
          </table:table-cell>
          <table:table-cell table:style-name="ce57" table:formula="of:=[.CF8]+1" office:value-type="date" office:date-value="2016-01-14">
            <text:p>1/14/2016</text:p>
          </table:table-cell>
          <table:table-cell table:style-name="ce57" table:formula="of:=[.CG8]+1" office:value-type="date" office:date-value="2016-01-15">
            <text:p>1/15/2016</text:p>
          </table:table-cell>
          <table:table-cell table:style-name="ce57" table:formula="of:=[.CH8]+1" office:value-type="date" office:date-value="2016-01-16">
            <text:p>1/16/2016</text:p>
          </table:table-cell>
          <table:table-cell table:style-name="ce57" table:formula="of:=[.CI8]+1" office:value-type="date" office:date-value="2016-01-17">
            <text:p>1/17/2016</text:p>
          </table:table-cell>
          <table:table-cell table:style-name="ce57" table:formula="of:=[.CJ8]+1" office:value-type="date" office:date-value="2016-01-18">
            <text:p>1/18/2016</text:p>
          </table:table-cell>
          <table:table-cell table:style-name="ce57" table:formula="of:=[.CK8]+1" office:value-type="date" office:date-value="2016-01-19">
            <text:p>1/19/2016</text:p>
          </table:table-cell>
          <table:table-cell table:style-name="ce57" table:formula="of:=[.CL8]+1" office:value-type="date" office:date-value="2016-01-20">
            <text:p>1/20/2016</text:p>
          </table:table-cell>
          <table:table-cell table:style-name="ce57" table:formula="of:=[.CM8]+1" office:value-type="date" office:date-value="2016-01-21">
            <text:p>1/21/2016</text:p>
          </table:table-cell>
          <table:table-cell table:style-name="ce57" table:formula="of:=[.CN8]+1" office:value-type="date" office:date-value="2016-01-22">
            <text:p>1/22/2016</text:p>
          </table:table-cell>
          <table:table-cell table:style-name="ce57" table:formula="of:=[.CO8]+1" office:value-type="date" office:date-value="2016-01-23">
            <text:p>1/23/2016</text:p>
          </table:table-cell>
          <table:table-cell table:style-name="ce57" table:formula="of:=[.CP8]+1" office:value-type="date" office:date-value="2016-01-24">
            <text:p>1/24/2016</text:p>
          </table:table-cell>
          <table:table-cell table:style-name="ce57" table:formula="of:=[.CQ8]+1" office:value-type="date" office:date-value="2016-01-25">
            <text:p>1/25/2016</text:p>
          </table:table-cell>
          <table:table-cell table:style-name="ce57" table:formula="of:=[.CR8]+1" office:value-type="date" office:date-value="2016-01-26">
            <text:p>1/26/2016</text:p>
          </table:table-cell>
          <table:table-cell table:style-name="ce57" table:formula="of:=[.CS8]+1" office:value-type="date" office:date-value="2016-01-27">
            <text:p>1/27/2016</text:p>
          </table:table-cell>
          <table:table-cell table:style-name="ce57" table:formula="of:=[.CT8]+1" office:value-type="date" office:date-value="2016-01-28">
            <text:p>1/28/2016</text:p>
          </table:table-cell>
          <table:table-cell table:style-name="ce57" table:formula="of:=[.CU8]+1" office:value-type="date" office:date-value="2016-01-29">
            <text:p>1/29/2016</text:p>
          </table:table-cell>
          <table:table-cell table:style-name="ce57" table:formula="of:=[.CV8]+1" office:value-type="date" office:date-value="2016-01-30">
            <text:p>1/30/2016</text:p>
          </table:table-cell>
          <table:table-cell table:style-name="ce57" table:formula="of:=[.CW8]+1" office:value-type="date" office:date-value="2016-01-31">
            <text:p>1/31/2016</text:p>
          </table:table-cell>
          <table:table-cell table:style-name="ce57" table:formula="of:=[.CX8]+1" office:value-type="date" office:date-value="2016-02-01">
            <text:p>2/1/2016</text:p>
          </table:table-cell>
          <table:table-cell table:style-name="ce57" table:formula="of:=[.CY8]+1" office:value-type="date" office:date-value="2016-02-02">
            <text:p>2/2/2016</text:p>
          </table:table-cell>
          <table:table-cell table:style-name="ce57" table:formula="of:=[.CZ8]+1" office:value-type="date" office:date-value="2016-02-03">
            <text:p>2/3/2016</text:p>
          </table:table-cell>
          <table:table-cell table:style-name="ce57" table:formula="of:=[.DA8]+1" office:value-type="date" office:date-value="2016-02-04">
            <text:p>2/4/2016</text:p>
          </table:table-cell>
          <table:table-cell table:style-name="ce57" table:formula="of:=[.DB8]+1" office:value-type="date" office:date-value="2016-02-05">
            <text:p>2/5/2016</text:p>
          </table:table-cell>
          <table:table-cell table:style-name="ce57" table:formula="of:=[.DC8]+1" office:value-type="date" office:date-value="2016-02-06">
            <text:p>2/6/2016</text:p>
          </table:table-cell>
          <table:table-cell table:style-name="ce57" table:formula="of:=[.DD8]+1" office:value-type="date" office:date-value="2016-02-07">
            <text:p>2/7/2016</text:p>
          </table:table-cell>
          <table:table-cell table:style-name="ce57" table:formula="of:=[.DE8]+1" office:value-type="date" office:date-value="2016-02-08">
            <text:p>2/8/2016</text:p>
          </table:table-cell>
          <table:table-cell table:style-name="ce57" table:formula="of:=[.DF8]+1" office:value-type="date" office:date-value="2016-02-09">
            <text:p>2/9/2016</text:p>
          </table:table-cell>
          <table:table-cell table:style-name="ce57" table:formula="of:=[.DG8]+1" office:value-type="date" office:date-value="2016-02-10">
            <text:p>2/10/2016</text:p>
          </table:table-cell>
          <table:table-cell table:style-name="ce57" table:formula="of:=[.DH8]+1" office:value-type="date" office:date-value="2016-02-11">
            <text:p>2/11/2016</text:p>
          </table:table-cell>
          <table:table-cell table:style-name="ce57" table:formula="of:=[.DI8]+1" office:value-type="date" office:date-value="2016-02-12">
            <text:p>2/12/2016</text:p>
          </table:table-cell>
          <table:table-cell table:style-name="ce57" table:formula="of:=[.DJ8]+1" office:value-type="date" office:date-value="2016-02-13">
            <text:p>2/13/2016</text:p>
          </table:table-cell>
          <table:table-cell table:style-name="ce57" table:formula="of:=[.DK8]+1" office:value-type="date" office:date-value="2016-02-14">
            <text:p>2/14/2016</text:p>
          </table:table-cell>
          <table:table-cell table:style-name="ce57" table:formula="of:=[.DL8]+1" office:value-type="date" office:date-value="2016-02-15">
            <text:p>2/15/2016</text:p>
          </table:table-cell>
          <table:table-cell table:style-name="ce57" table:formula="of:=[.DM8]+1" office:value-type="date" office:date-value="2016-02-16">
            <text:p>2/16/2016</text:p>
          </table:table-cell>
          <table:table-cell table:style-name="ce57" table:formula="of:=[.DN8]+1" office:value-type="date" office:date-value="2016-02-17">
            <text:p>2/17/2016</text:p>
          </table:table-cell>
          <table:table-cell table:style-name="ce57" table:formula="of:=[.DO8]+1" office:value-type="date" office:date-value="2016-02-18">
            <text:p>2/18/2016</text:p>
          </table:table-cell>
          <table:table-cell table:style-name="ce57" table:formula="of:=[.DP8]+1" office:value-type="date" office:date-value="2016-02-19">
            <text:p>2/19/2016</text:p>
          </table:table-cell>
          <table:table-cell table:style-name="ce57" table:formula="of:=[.DQ8]+1" office:value-type="date" office:date-value="2016-02-20">
            <text:p>2/20/2016</text:p>
          </table:table-cell>
          <table:table-cell table:style-name="ce57" table:formula="of:=[.DR8]+1" office:value-type="date" office:date-value="2016-02-21">
            <text:p>2/21/2016</text:p>
          </table:table-cell>
          <table:table-cell table:style-name="ce57" table:formula="of:=[.DS8]+1" office:value-type="date" office:date-value="2016-02-22">
            <text:p>2/22/2016</text:p>
          </table:table-cell>
          <table:table-cell table:style-name="ce57" table:formula="of:=[.DT8]+1" office:value-type="date" office:date-value="2016-02-23">
            <text:p>2/23/2016</text:p>
          </table:table-cell>
          <table:table-cell table:style-name="ce57" table:formula="of:=[.DU8]+1" office:value-type="date" office:date-value="2016-02-24">
            <text:p>2/24/2016</text:p>
          </table:table-cell>
          <table:table-cell table:style-name="ce57" table:formula="of:=[.DV8]+1" office:value-type="date" office:date-value="2016-02-25">
            <text:p>2/25/2016</text:p>
          </table:table-cell>
          <table:table-cell table:style-name="ce57" table:formula="of:=[.DW8]+1" office:value-type="date" office:date-value="2016-02-26">
            <text:p>2/26/2016</text:p>
          </table:table-cell>
          <table:table-cell table:style-name="ce57" table:formula="of:=[.DX8]+1" office:value-type="date" office:date-value="2016-02-27">
            <text:p>2/27/2016</text:p>
          </table:table-cell>
          <table:table-cell table:style-name="ce57" table:formula="of:=[.DY8]+1" office:value-type="date" office:date-value="2016-02-28">
            <text:p>2/28/2016</text:p>
          </table:table-cell>
          <table:table-cell table:style-name="ce57" table:formula="of:=[.DZ8]+1" office:value-type="date" office:date-value="2016-02-29">
            <text:p>2/29/2016</text:p>
          </table:table-cell>
          <table:table-cell table:style-name="ce57" table:formula="of:=[.EA8]+1" office:value-type="date" office:date-value="2016-03-01">
            <text:p>3/1/2016</text:p>
          </table:table-cell>
          <table:table-cell table:style-name="ce57" table:formula="of:=[.EB8]+1" office:value-type="date" office:date-value="2016-03-02">
            <text:p>3/2/2016</text:p>
          </table:table-cell>
          <table:table-cell table:style-name="ce57" table:formula="of:=[.EC8]+1" office:value-type="date" office:date-value="2016-03-03">
            <text:p>3/3/2016</text:p>
          </table:table-cell>
          <table:table-cell table:style-name="ce57" table:formula="of:=[.ED8]+1" office:value-type="date" office:date-value="2016-03-04">
            <text:p>3/4/2016</text:p>
          </table:table-cell>
          <table:table-cell table:style-name="ce57" table:formula="of:=[.EE8]+1" office:value-type="date" office:date-value="2016-03-05">
            <text:p>3/5/2016</text:p>
          </table:table-cell>
          <table:table-cell table:style-name="ce57" table:formula="of:=[.EF8]+1" office:value-type="date" office:date-value="2016-03-06">
            <text:p>3/6/2016</text:p>
          </table:table-cell>
          <table:table-cell table:style-name="ce57" table:formula="of:=[.EG8]+1" office:value-type="date" office:date-value="2016-03-07">
            <text:p>3/7/2016</text:p>
          </table:table-cell>
          <table:table-cell table:style-name="ce57" table:formula="of:=[.EH8]+1" office:value-type="date" office:date-value="2016-03-08">
            <text:p>3/8/2016</text:p>
          </table:table-cell>
          <table:table-cell table:style-name="ce57" table:formula="of:=[.EI8]+1" office:value-type="date" office:date-value="2016-03-09">
            <text:p>3/9/2016</text:p>
          </table:table-cell>
          <table:table-cell table:style-name="ce57" table:formula="of:=[.EJ8]+1" office:value-type="date" office:date-value="2016-03-10">
            <text:p>3/10/2016</text:p>
          </table:table-cell>
          <table:table-cell table:style-name="ce57" table:formula="of:=[.EK8]+1" office:value-type="date" office:date-value="2016-03-11">
            <text:p>3/11/2016</text:p>
          </table:table-cell>
          <table:table-cell table:style-name="ce57" table:formula="of:=[.EL8]+1" office:value-type="date" office:date-value="2016-03-12">
            <text:p>3/12/2016</text:p>
          </table:table-cell>
          <table:table-cell table:style-name="ce57" table:formula="of:=[.EM8]+1" office:value-type="date" office:date-value="2016-03-13">
            <text:p>3/13/2016</text:p>
          </table:table-cell>
          <table:table-cell table:style-name="ce57" table:formula="of:=[.EN8]+1" office:value-type="date" office:date-value="2016-03-14">
            <text:p>3/14/2016</text:p>
          </table:table-cell>
          <table:table-cell table:style-name="ce57" table:formula="of:=[.EO8]+1" office:value-type="date" office:date-value="2016-03-15">
            <text:p>3/15/2016</text:p>
          </table:table-cell>
          <table:table-cell table:style-name="ce57" table:formula="of:=[.EP8]+1" office:value-type="date" office:date-value="2016-03-16">
            <text:p>3/16/2016</text:p>
          </table:table-cell>
          <table:table-cell table:style-name="ce57" table:formula="of:=[.EQ8]+1" office:value-type="date" office:date-value="2016-03-17">
            <text:p>3/17/2016</text:p>
          </table:table-cell>
          <table:table-cell table:style-name="ce57" table:formula="of:=[.ER8]+1" office:value-type="date" office:date-value="2016-03-18">
            <text:p>3/18/2016</text:p>
          </table:table-cell>
          <table:table-cell table:style-name="ce57" table:formula="of:=[.ES8]+1" office:value-type="date" office:date-value="2016-03-19">
            <text:p>3/19/2016</text:p>
          </table:table-cell>
          <table:table-cell table:style-name="ce57" table:formula="of:=[.ET8]+1" office:value-type="date" office:date-value="2016-03-20">
            <text:p>3/20/2016</text:p>
          </table:table-cell>
          <table:table-cell table:style-name="ce57" table:formula="of:=[.EU8]+1" office:value-type="date" office:date-value="2016-03-21">
            <text:p>3/21/2016</text:p>
          </table:table-cell>
          <table:table-cell table:style-name="ce57" table:formula="of:=[.EV8]+1" office:value-type="date" office:date-value="2016-03-22">
            <text:p>3/22/2016</text:p>
          </table:table-cell>
          <table:table-cell table:style-name="ce57" table:formula="of:=[.EW8]+1" office:value-type="date" office:date-value="2016-03-23">
            <text:p>3/23/2016</text:p>
          </table:table-cell>
          <table:table-cell table:style-name="ce57" table:formula="of:=[.EX8]+1" office:value-type="date" office:date-value="2016-03-24">
            <text:p>3/24/2016</text:p>
          </table:table-cell>
          <table:table-cell table:style-name="ce57" table:formula="of:=[.EY8]+1" office:value-type="date" office:date-value="2016-03-25">
            <text:p>3/25/2016</text:p>
          </table:table-cell>
          <table:table-cell table:style-name="ce57" table:formula="of:=[.EZ8]+1" office:value-type="date" office:date-value="2016-03-26">
            <text:p>3/26/2016</text:p>
          </table:table-cell>
          <table:table-cell table:style-name="ce57" table:formula="of:=[.FA8]+1" office:value-type="date" office:date-value="2016-03-27">
            <text:p>3/27/2016</text:p>
          </table:table-cell>
          <table:table-cell table:style-name="ce57" table:formula="of:=[.FB8]+1" office:value-type="date" office:date-value="2016-03-28">
            <text:p>3/28/2016</text:p>
          </table:table-cell>
          <table:table-cell table:style-name="ce57" table:formula="of:=[.FC8]+1" office:value-type="date" office:date-value="2016-03-29">
            <text:p>3/29/2016</text:p>
          </table:table-cell>
          <table:table-cell table:style-name="ce57" table:formula="of:=[.FD8]+1" office:value-type="date" office:date-value="2016-03-30">
            <text:p>3/30/2016</text:p>
          </table:table-cell>
          <table:table-cell table:style-name="ce57" table:formula="of:=[.FE8]+1" office:value-type="date" office:date-value="2016-03-31">
            <text:p>3/31/2016</text:p>
          </table:table-cell>
          <table:table-cell table:style-name="ce57" table:formula="of:=[.FF8]+1" office:value-type="date" office:date-value="2016-04-01">
            <text:p>4/1/2016</text:p>
          </table:table-cell>
          <table:table-cell table:style-name="ce57" table:formula="of:=[.FG8]+1" office:value-type="date" office:date-value="2016-04-02">
            <text:p>4/2/2016</text:p>
          </table:table-cell>
          <table:table-cell table:style-name="ce57" table:formula="of:=[.FH8]+1" office:value-type="date" office:date-value="2016-04-03">
            <text:p>4/3/2016</text:p>
          </table:table-cell>
          <table:table-cell table:style-name="ce57" table:formula="of:=[.FI8]+1" office:value-type="date" office:date-value="2016-04-04">
            <text:p>4/4/2016</text:p>
          </table:table-cell>
          <table:table-cell table:style-name="ce57" table:formula="of:=[.FJ8]+1" office:value-type="date" office:date-value="2016-04-05">
            <text:p>4/5/2016</text:p>
          </table:table-cell>
          <table:table-cell table:style-name="ce57" table:formula="of:=[.FK8]+1" office:value-type="date" office:date-value="2016-04-06">
            <text:p>4/6/2016</text:p>
          </table:table-cell>
          <table:table-cell table:style-name="ce57" table:formula="of:=[.FL8]+1" office:value-type="date" office:date-value="2016-04-07">
            <text:p>4/7/2016</text:p>
          </table:table-cell>
          <table:table-cell table:style-name="ce57" table:formula="of:=[.FM8]+1" office:value-type="date" office:date-value="2016-04-08">
            <text:p>4/8/2016</text:p>
          </table:table-cell>
          <table:table-cell table:style-name="ce57" table:formula="of:=[.FN8]+1" office:value-type="date" office:date-value="2016-04-09">
            <text:p>4/9/2016</text:p>
          </table:table-cell>
          <table:table-cell table:style-name="ce57" table:formula="of:=[.FO8]+1" office:value-type="date" office:date-value="2016-04-10">
            <text:p>4/10/2016</text:p>
          </table:table-cell>
          <table:table-cell table:style-name="ce57" table:formula="of:=[.FP8]+1" office:value-type="date" office:date-value="2016-04-11">
            <text:p>4/11/2016</text:p>
          </table:table-cell>
          <table:table-cell table:style-name="ce57" table:formula="of:=[.FQ8]+1" office:value-type="date" office:date-value="2016-04-12">
            <text:p>4/12/2016</text:p>
          </table:table-cell>
          <table:table-cell table:style-name="ce57" table:formula="of:=[.FR8]+1" office:value-type="date" office:date-value="2016-04-13">
            <text:p>4/13/2016</text:p>
          </table:table-cell>
          <table:table-cell table:style-name="ce57" table:formula="of:=[.FS8]+1" office:value-type="date" office:date-value="2016-04-14">
            <text:p>4/14/2016</text:p>
          </table:table-cell>
          <table:table-cell table:style-name="ce57" table:formula="of:=[.FT8]+1" office:value-type="date" office:date-value="2016-04-15">
            <text:p>4/15/2016</text:p>
          </table:table-cell>
          <table:table-cell table:style-name="ce57" table:formula="of:=[.FU8]+1" office:value-type="date" office:date-value="2016-04-16">
            <text:p>4/16/2016</text:p>
          </table:table-cell>
          <table:table-cell table:style-name="ce57" table:formula="of:=[.FV8]+1" office:value-type="date" office:date-value="2016-04-17">
            <text:p>4/17/2016</text:p>
          </table:table-cell>
          <table:table-cell table:style-name="ce57" table:formula="of:=[.FW8]+1" office:value-type="date" office:date-value="2016-04-18">
            <text:p>4/18/2016</text:p>
          </table:table-cell>
          <table:table-cell table:style-name="ce57" table:formula="of:=[.FX8]+1" office:value-type="date" office:date-value="2016-04-19">
            <text:p>4/19/2016</text:p>
          </table:table-cell>
          <table:table-cell table:style-name="ce57" table:formula="of:=[.FY8]+1" office:value-type="date" office:date-value="2016-04-20">
            <text:p>4/20/2016</text:p>
          </table:table-cell>
          <table:table-cell table:style-name="ce57" table:formula="of:=[.FZ8]+1" office:value-type="date" office:date-value="2016-04-21">
            <text:p>4/21/2016</text:p>
          </table:table-cell>
          <table:table-cell table:style-name="ce57" table:formula="of:=[.GA8]+1" office:value-type="date" office:date-value="2016-04-22">
            <text:p>4/22/2016</text:p>
          </table:table-cell>
          <table:table-cell table:style-name="ce57" table:formula="of:=[.GB8]+1" office:value-type="date" office:date-value="2016-04-23">
            <text:p>4/23/2016</text:p>
          </table:table-cell>
          <table:table-cell table:style-name="ce57" table:formula="of:=[.GC8]+1" office:value-type="date" office:date-value="2016-04-24">
            <text:p>4/24/2016</text:p>
          </table:table-cell>
          <table:table-cell table:style-name="ce57" table:formula="of:=[.GD8]+1" office:value-type="date" office:date-value="2016-04-25">
            <text:p>4/25/2016</text:p>
          </table:table-cell>
          <table:table-cell table:style-name="ce57" table:formula="of:=[.GE8]+1" office:value-type="date" office:date-value="2016-04-26">
            <text:p>4/26/2016</text:p>
          </table:table-cell>
          <table:table-cell table:style-name="ce57" table:formula="of:=[.GF8]+1" office:value-type="date" office:date-value="2016-04-27">
            <text:p>4/27/2016</text:p>
          </table:table-cell>
          <table:table-cell table:style-name="ce57" table:formula="of:=[.GG8]+1" office:value-type="date" office:date-value="2016-04-28">
            <text:p>4/28/2016</text:p>
          </table:table-cell>
          <table:table-cell table:style-name="ce57" table:formula="of:=[.GH8]+1" office:value-type="date" office:date-value="2016-04-29">
            <text:p>4/29/2016</text:p>
          </table:table-cell>
          <table:table-cell table:style-name="ce57" table:formula="of:=[.GI8]+1" office:value-type="date" office:date-value="2016-04-30">
            <text:p>4/30/2016</text:p>
          </table:table-cell>
          <table:table-cell table:style-name="ce57" table:formula="of:=[.GJ8]+1" office:value-type="date" office:date-value="2016-05-01">
            <text:p>5/1/2016</text:p>
          </table:table-cell>
          <table:table-cell table:style-name="ce57" table:formula="of:=[.GK8]+1" office:value-type="date" office:date-value="2016-05-02">
            <text:p>5/2/2016</text:p>
          </table:table-cell>
          <table:table-cell table:style-name="ce57" table:formula="of:=[.GL8]+1" office:value-type="date" office:date-value="2016-05-03">
            <text:p>5/3/2016</text:p>
          </table:table-cell>
          <table:table-cell table:style-name="ce57" table:formula="of:=[.GM8]+1" office:value-type="date" office:date-value="2016-05-04">
            <text:p>5/4/2016</text:p>
          </table:table-cell>
          <table:table-cell table:style-name="ce57" table:formula="of:=[.GN8]+1" office:value-type="date" office:date-value="2016-05-05">
            <text:p>5/5/2016</text:p>
          </table:table-cell>
          <table:table-cell table:style-name="ce57" table:formula="of:=[.GO8]+1" office:value-type="date" office:date-value="2016-05-06">
            <text:p>5/6/2016</text:p>
          </table:table-cell>
          <table:table-cell table:style-name="ce57" table:formula="of:=[.GP8]+1" office:value-type="date" office:date-value="2016-05-07">
            <text:p>5/7/2016</text:p>
          </table:table-cell>
          <table:table-cell table:style-name="ce57" table:formula="of:=[.GQ8]+1" office:value-type="date" office:date-value="2016-05-08">
            <text:p>5/8/2016</text:p>
          </table:table-cell>
          <table:table-cell table:style-name="ce57" table:formula="of:=[.GR8]+1" office:value-type="date" office:date-value="2016-05-09">
            <text:p>5/9/2016</text:p>
          </table:table-cell>
          <table:table-cell table:style-name="ce57" table:formula="of:=[.GS8]+1" office:value-type="date" office:date-value="2016-05-10">
            <text:p>5/10/2016</text:p>
          </table:table-cell>
          <table:table-cell table:style-name="ce57" table:formula="of:=[.GT8]+1" office:value-type="date" office:date-value="2016-05-11">
            <text:p>5/11/2016</text:p>
          </table:table-cell>
          <table:table-cell table:style-name="ce57" table:formula="of:=[.GU8]+1" office:value-type="date" office:date-value="2016-05-12">
            <text:p>5/12/2016</text:p>
          </table:table-cell>
          <table:table-cell table:style-name="ce57" table:formula="of:=[.GV8]+1" office:value-type="date" office:date-value="2016-05-13">
            <text:p>5/13/2016</text:p>
          </table:table-cell>
          <table:table-cell table:style-name="ce57" table:formula="of:=[.GW8]+1" office:value-type="date" office:date-value="2016-05-14">
            <text:p>5/14/2016</text:p>
          </table:table-cell>
          <table:table-cell table:style-name="ce57" table:formula="of:=[.GX8]+1" office:value-type="date" office:date-value="2016-05-15">
            <text:p>5/15/2016</text:p>
          </table:table-cell>
          <table:table-cell table:style-name="ce57" table:formula="of:=[.GY8]+1" office:value-type="date" office:date-value="2016-05-16">
            <text:p>5/16/2016</text:p>
          </table:table-cell>
          <table:table-cell table:style-name="ce57" table:formula="of:=[.GZ8]+1" office:value-type="date" office:date-value="2016-05-17">
            <text:p>5/17/2016</text:p>
          </table:table-cell>
          <table:table-cell table:style-name="ce57" table:formula="of:=[.HA8]+1" office:value-type="date" office:date-value="2016-05-18">
            <text:p>5/18/2016</text:p>
          </table:table-cell>
          <table:table-cell table:style-name="ce57" table:formula="of:=[.HB8]+1" office:value-type="date" office:date-value="2016-05-19">
            <text:p>5/19/2016</text:p>
          </table:table-cell>
          <table:table-cell table:style-name="ce57" table:formula="of:=[.HC8]+1" office:value-type="date" office:date-value="2016-05-20">
            <text:p>5/20/2016</text:p>
          </table:table-cell>
          <table:table-cell table:style-name="ce57" table:formula="of:=[.HD8]+1" office:value-type="date" office:date-value="2016-05-21">
            <text:p>5/21/2016</text:p>
          </table:table-cell>
          <table:table-cell table:style-name="ce57" table:formula="of:=[.HE8]+1" office:value-type="date" office:date-value="2016-05-22">
            <text:p>5/22/2016</text:p>
          </table:table-cell>
          <table:table-cell table:style-name="ce57" table:formula="of:=[.HF8]+1" office:value-type="date" office:date-value="2016-05-23">
            <text:p>5/23/2016</text:p>
          </table:table-cell>
          <table:table-cell table:style-name="ce57" table:formula="of:=[.HG8]+1" office:value-type="date" office:date-value="2016-05-24">
            <text:p>5/24/2016</text:p>
          </table:table-cell>
          <table:table-cell table:style-name="ce57" table:formula="of:=[.HH8]+1" office:value-type="date" office:date-value="2016-05-25">
            <text:p>5/25/2016</text:p>
          </table:table-cell>
          <table:table-cell table:style-name="ce57" table:formula="of:=[.HI8]+1" office:value-type="date" office:date-value="2016-05-26">
            <text:p>5/26/2016</text:p>
          </table:table-cell>
          <table:table-cell table:style-name="ce57" table:formula="of:=[.HJ8]+1" office:value-type="date" office:date-value="2016-05-27">
            <text:p>5/27/2016</text:p>
          </table:table-cell>
          <table:table-cell table:style-name="ce57" table:formula="of:=[.HK8]+1" office:value-type="date" office:date-value="2016-05-28">
            <text:p>5/28/2016</text:p>
          </table:table-cell>
          <table:table-cell table:style-name="ce57" table:formula="of:=[.HL8]+1" office:value-type="date" office:date-value="2016-05-29">
            <text:p>5/29/2016</text:p>
          </table:table-cell>
          <table:table-cell table:style-name="ce57" table:formula="of:=[.HM8]+1" office:value-type="date" office:date-value="2016-05-30">
            <text:p>5/30/2016</text:p>
          </table:table-cell>
          <table:table-cell table:style-name="ce57" table:formula="of:=[.HN8]+1" office:value-type="date" office:date-value="2016-05-31">
            <text:p>5/31/2016</text:p>
          </table:table-cell>
          <table:table-cell table:style-name="ce57" table:formula="of:=[.HO8]+1" office:value-type="date" office:date-value="2016-06-01">
            <text:p>6/1/2016</text:p>
          </table:table-cell>
          <table:table-cell table:style-name="ce57" table:formula="of:=[.HP8]+1" office:value-type="date" office:date-value="2016-06-02">
            <text:p>6/2/2016</text:p>
          </table:table-cell>
          <table:table-cell table:style-name="ce57" table:formula="of:=[.HQ8]+1" office:value-type="date" office:date-value="2016-06-03">
            <text:p>6/3/2016</text:p>
          </table:table-cell>
          <table:table-cell table:style-name="ce57" table:formula="of:=[.HR8]+1" office:value-type="date" office:date-value="2016-06-04">
            <text:p>6/4/2016</text:p>
          </table:table-cell>
          <table:table-cell table:style-name="ce57" table:formula="of:=[.HS8]+1" office:value-type="date" office:date-value="2016-06-05">
            <text:p>6/5/2016</text:p>
          </table:table-cell>
          <table:table-cell table:style-name="ce57" table:formula="of:=[.HT8]+1" office:value-type="date" office:date-value="2016-06-06">
            <text:p>6/6/2016</text:p>
          </table:table-cell>
          <table:table-cell table:style-name="ce57" table:formula="of:=[.HU8]+1" office:value-type="date" office:date-value="2016-06-07">
            <text:p>6/7/2016</text:p>
          </table:table-cell>
          <table:table-cell table:style-name="ce57" table:formula="of:=[.HV8]+1" office:value-type="date" office:date-value="2016-06-08">
            <text:p>6/8/2016</text:p>
          </table:table-cell>
          <table:table-cell table:style-name="ce57" table:formula="of:=[.HW8]+1" office:value-type="date" office:date-value="2016-06-09">
            <text:p>6/9/2016</text:p>
          </table:table-cell>
          <table:table-cell table:style-name="ce57" table:formula="of:=[.HX8]+1" office:value-type="date" office:date-value="2016-06-10">
            <text:p>6/10/2016</text:p>
          </table:table-cell>
          <table:table-cell table:style-name="ce57" table:formula="of:=[.HY8]+1" office:value-type="date" office:date-value="2016-06-11">
            <text:p>6/11/2016</text:p>
          </table:table-cell>
          <table:table-cell table:style-name="ce57" table:formula="of:=[.HZ8]+1" office:value-type="date" office:date-value="2016-06-12">
            <text:p>6/12/2016</text:p>
          </table:table-cell>
          <table:table-cell table:style-name="ce57" table:formula="of:=[.IA8]+1" office:value-type="date" office:date-value="2016-06-13">
            <text:p>6/13/2016</text:p>
          </table:table-cell>
          <table:table-cell table:style-name="ce57" table:formula="of:=[.IB8]+1" office:value-type="date" office:date-value="2016-06-14">
            <text:p>6/14/2016</text:p>
          </table:table-cell>
          <table:table-cell table:style-name="ce57" table:formula="of:=[.IC8]+1" office:value-type="date" office:date-value="2016-06-15">
            <text:p>6/15/2016</text:p>
          </table:table-cell>
          <table:table-cell table:style-name="ce57" table:formula="of:=[.ID8]+1" office:value-type="date" office:date-value="2016-06-16">
            <text:p>6/16/2016</text:p>
          </table:table-cell>
          <table:table-cell table:style-name="ce57" table:formula="of:=[.IE8]+1" office:value-type="date" office:date-value="2016-06-17">
            <text:p>6/17/2016</text:p>
          </table:table-cell>
          <table:table-cell table:style-name="ce57" table:formula="of:=[.IF8]+1" office:value-type="date" office:date-value="2016-06-18">
            <text:p>6/18/2016</text:p>
          </table:table-cell>
          <table:table-cell table:style-name="ce57" table:formula="of:=[.IG8]+1" office:value-type="date" office:date-value="2016-06-19">
            <text:p>6/19/2016</text:p>
          </table:table-cell>
          <table:table-cell table:style-name="ce57" table:formula="of:=[.IH8]+1" office:value-type="date" office:date-value="2016-06-20">
            <text:p>6/20/2016</text:p>
          </table:table-cell>
          <table:table-cell table:style-name="ce57" table:formula="of:=[.II8]+1" office:value-type="date" office:date-value="2016-06-21">
            <text:p>6/21/2016</text:p>
          </table:table-cell>
          <table:table-cell table:style-name="ce57" table:formula="of:=[.IJ8]+1" office:value-type="date" office:date-value="2016-06-22">
            <text:p>6/22/2016</text:p>
          </table:table-cell>
          <table:table-cell table:style-name="ce57" table:formula="of:=[.IK8]+1" office:value-type="date" office:date-value="2016-06-23">
            <text:p>6/23/2016</text:p>
          </table:table-cell>
          <table:table-cell table:style-name="ce57" table:formula="of:=[.IL8]+1" office:value-type="date" office:date-value="2016-06-24">
            <text:p>6/24/2016</text:p>
          </table:table-cell>
          <table:table-cell table:style-name="ce57" table:formula="of:=[.IM8]+1" office:value-type="date" office:date-value="2016-06-25">
            <text:p>6/25/2016</text:p>
          </table:table-cell>
          <table:table-cell table:style-name="ce57" table:formula="of:=[.IN8]+1" office:value-type="date" office:date-value="2016-06-26">
            <text:p>6/26/2016</text:p>
          </table:table-cell>
          <table:table-cell table:number-columns-repeated="7"/>
        </table:table-row>
        <table:table-row table:style-name="ro4">
          <table:table-cell table:style-name="ce5" office:value-type="string">
            <office:annotation draw:style-name="gr4" draw:text-style-name="P4" svg:width="3.766cm" svg:height="2.6cm" svg:x="1.28cm" svg:y="7.235cm" draw:caption-point-x="-0.428cm" draw:caption-point-y="-3.205cm">
              <dc:creator>JWW</dc:creator>
              <dc:date>2009-03-02T00:00:00</dc:date>
              <text:p text:style-name="P4"><text:span text:style-name="T12">Work Breakdown Structure</text:span></text:p>
              <text:p text:style-name="P4"><text:span text:style-name="T11">Enter the Task# and Subtask#</text:span></text:p>
              <text:p text:style-name="P4"><text:span text:style-name="T11">2</text:span></text:p>
              <text:p text:style-name="P4"><text:span text:style-name="T11">2.1</text:span></text:p>
              <text:p text:style-name="P4"><text:span text:style-name="T11">2.2</text:span></text:p>
              <text:p text:style-name="P4"><text:span text:style-name="T11">etc.</text:span></text:p>
            </office:annotation>
            <text:p>WBS</text:p>
          </table:table-cell>
          <table:table-cell table:style-name="ce12" office:value-type="string">
            <text:p>Aufgabe</text:p>
          </table:table-cell>
          <table:table-cell table:style-name="ce20" office:value-type="string">
            <text:p>Zuständig</text:p>
          </table:table-cell>
          <table:table-cell table:style-name="ce24" office:value-type="string">
            <office:annotation draw:style-name="gr4" draw:text-style-name="P4" svg:width="5.412cm" svg:height="2.622cm" svg:x="10.405cm" svg:y="7.235cm" draw:caption-point-x="-1.125cm" draw:caption-point-y="-3.205cm">
              <dc:creator>JWW</dc:creator>
              <dc:date>2009-03-02T00:00:00</dc:date>
              <text:p text:style-name="P4"><text:span text:style-name="T12">Start Date</text:span></text:p>
              <text:p text:style-name="P4"><text:span text:style-name="T11">Enter the starting date for this task. To associate the start date with the end of another task, enter a formula in the start date that refers to the end date of that task.</text:span></text:p>
            </office:annotation>
            <text:p>Start</text:p>
          </table:table-cell>
          <table:table-cell table:style-name="ce24" office:value-type="string">
            <office:annotation draw:style-name="gr4" draw:text-style-name="P4" svg:width="7.105cm" svg:height="2.645cm" svg:x="11.658cm" svg:y="7.235cm" draw:caption-point-x="-0.93cm" draw:caption-point-y="-3.205cm">
              <dc:creator>JWW</dc:creator>
              <dc:date>2009-03-02T00:00:00</dc:date>
              <text:p text:style-name="P4"><text:span text:style-name="T12">End Date</text:span></text:p>
              <text:p text:style-name="P4"><text:span text:style-name="T11">The ending date is calculated by adding the Duration (calendar days) to the Start date minus 1 day, because the task duration is from the </text:span><text:span text:style-name="T12">beginning</text:span><text:span text:style-name="T11"> of the </text:span><text:span text:style-name="T12">Start</text:span><text:span text:style-name="T11"> day to the </text:span><text:span text:style-name="T12">end</text:span><text:span text:style-name="T11"> of the </text:span><text:span text:style-name="T12">End</text:span><text:span text:style-name="T11"> day.</text:span></text:p>
              <text:p text:style-name="P4"><text:span text:style-name="T11"/></text:p>
            </office:annotation>
            <text:p>Ende</text:p>
          </table:table-cell>
          <table:table-cell table:style-name="ce34" office:value-type="string">
            <office:annotation draw:style-name="gr4" draw:text-style-name="P4" svg:width="7.566cm" svg:height="3.828cm" svg:x="12.297cm" svg:y="7.235cm" draw:caption-point-x="-0.65cm" draw:caption-point-y="-3.205cm">
              <dc:creator>JWW</dc:creator>
              <dc:date>2009-03-02T00:00:00</dc:date>
              <text:p text:style-name="P4"><text:span text:style-name="T12">Duration (Calendar Days)</text:span></text:p>
              <text:p text:style-name="P4"><text:span text:style-name="T11">Enter the number of calendar days for the given task. Refer to the Working Days column or use a calendar to determine the corresponding working days.</text:span></text:p>
              <text:p text:style-name="P4"><text:span text:style-name="T11"/></text:p>
              <text:p text:style-name="P4"><text:span text:style-name="T11">For the main tasks, you can calculate the duration by finding the maximum End date of the sub tasks and subtracting the earliest start date. For example:</text:span></text:p>
              <text:p text:style-name="P4"><text:span text:style-name="T11">F11=MAX(E12:E15)-D11</text:span></text:p>
            </office:annotation>
            <text:p>Dauer (Tage)</text:p>
          </table:table-cell>
          <table:table-cell table:style-name="ce37" office:value-type="string">
            <office:annotation draw:style-name="gr4" draw:text-style-name="P4" svg:width="8.403cm" svg:height="3.567cm" svg:x="13.691cm" svg:y="6.624cm" draw:caption-point-x="-0.901cm" draw:caption-point-y="-2.594cm">
              <dc:creator>JWW</dc:creator>
              <dc:date>2009-03-02T00:00:00</dc:date>
              <text:p text:style-name="P4"><text:span text:style-name="T12">Percent Complete</text:span></text:p>
              <text:p text:style-name="P4"><text:span text:style-name="T11">Update the status of this task by entering the percent complete (between 0% and 100%).</text:span></text:p>
              <text:p text:style-name="P4"><text:span text:style-name="T11"/></text:p>
              <text:p text:style-name="P4"><text:span text:style-name="T11">For the main tasks, you can use a weighted average of the sub tasks by adding the formula:</text:span></text:p>
              <text:p text:style-name="P4"><text:span text:style-name="T11">G11=SUMPRODUCT(F12:F15,G12:G15)/SUM(F12:F15)</text:span></text:p>
              <text:p text:style-name="P4"><text:span text:style-name="T11">Note: If you insert rows, make sure that the calculation is updated correctly.</text:span></text:p>
            </office:annotation>
            <text:p>% fertig</text:p>
          </table:table-cell>
          <table:table-cell table:style-name="ce34" office:value-type="string">
            <office:annotation draw:style-name="gr4" draw:text-style-name="P4" svg:width="8.593cm" svg:height="2.98cm" svg:x="13.969cm" svg:y="7.235cm" draw:caption-point-x="-0.483cm" draw:caption-point-y="-3.205cm">
              <dc:creator>JWW</dc:creator>
              <dc:date>2009-03-02T00:00:00</dc:date>
              <text:p text:style-name="P4"><text:span text:style-name="T12">Working Days</text:span></text:p>
              <text:p text:style-name="P4"><text:span text:style-name="T11">Counts only Mon-Fri, using the NETWORKDAYS() formula. When planning work based upon the number of working days, adjust the Duration until the desired # of working days is reached.</text:span></text:p>
              <text:p text:style-name="P4"><text:span text:style-name="T14">Note: </text:span><text:span text:style-name="T11">If the start date is later changed, the number of working days may also change.</text:span></text:p>
            </office:annotation>
            <text:p>Arbeitstage</text:p>
          </table:table-cell>
          <table:table-cell table:style-name="ce37" office:value-type="string">
            <office:annotation draw:style-name="gr4" draw:text-style-name="P4" svg:width="6.682cm" svg:height="2.2cm" svg:x="15.144cm" svg:y="7.235cm" draw:caption-point-x="-0.845cm" draw:caption-point-y="-3.205cm">
              <dc:creator>JWW</dc:creator>
              <dc:date>2009-03-02T00:00:00</dc:date>
              <text:p text:style-name="P4"><text:span text:style-name="T12">Calendar Days Complete</text:span></text:p>
              <text:p text:style-name="P4"><text:span text:style-name="T11">This column is calculated by multiplying the Duration by the %Complete and rounding down to the nearest integer.</text:span></text:p>
            </office:annotation>
            <text:p>Tage erledigt</text:p>
          </table:table-cell>
          <table:table-cell table:style-name="ce37" office:value-type="string">
            <office:annotation draw:style-name="gr4" draw:text-style-name="P4" svg:width="6.381cm" svg:height="2.389cm" svg:x="14.867cm" svg:y="7.235cm" draw:caption-point-x="0.128cm" draw:caption-point-y="-3.205cm">
              <dc:creator>JWW</dc:creator>
              <dc:date>2009-03-02T00:00:00</dc:date>
              <text:p text:style-name="P4"><text:span text:style-name="T12">Calendar Days Remaining</text:span></text:p>
              <text:p text:style-name="P4"><text:span text:style-name="T11">This column is calculated by subtracted the Days Complete from the Duration.</text:span></text:p>
            </office:annotation>
            <text:p>Tage verbleibend</text:p>
          </table:table-cell>
          <table:table-cell table:style-name="ce50"/>
          <table:table-cell table:style-name="ce54" table:formula="of:=[.L8]" office:value-type="date" office:date-value="2015-11-02" table:number-columns-spanned="7" table:number-rows-spanned="1">
            <text:p>02 - Nov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S8]" office:value-type="date" office:date-value="2015-11-09" table:number-columns-spanned="7" table:number-rows-spanned="1">
            <text:p>09 - Nov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Z8]" office:value-type="date" office:date-value="2015-11-16" table:number-columns-spanned="7" table:number-rows-spanned="1">
            <text:p>16 - Nov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AG8]" office:value-type="date" office:date-value="2015-11-23" table:number-columns-spanned="7" table:number-rows-spanned="1">
            <text:p>23 - Nov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AN8]" office:value-type="date" office:date-value="2015-11-30" table:number-columns-spanned="7" table:number-rows-spanned="1">
            <text:p>30 - Nov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AU8]" office:value-type="date" office:date-value="2015-12-07" table:number-columns-spanned="7" table:number-rows-spanned="1">
            <text:p>07 - Dez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BB8]" office:value-type="date" office:date-value="2015-12-14" table:number-columns-spanned="7" table:number-rows-spanned="1">
            <text:p>14 - Dez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BI8]" office:value-type="date" office:date-value="2015-12-21" table:number-columns-spanned="7" table:number-rows-spanned="1">
            <text:p>21 - Dez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BP8]" office:value-type="date" office:date-value="2015-12-28" table:number-columns-spanned="7" table:number-rows-spanned="1">
            <text:p>28 - Dez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BW8]" office:value-type="date" office:date-value="2016-01-04" table:number-columns-spanned="7" table:number-rows-spanned="1">
            <text:p>04 - Ja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CD8]" office:value-type="date" office:date-value="2016-01-11" table:number-columns-spanned="7" table:number-rows-spanned="1">
            <text:p>11 - Ja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CK8]" office:value-type="date" office:date-value="2016-01-18" table:number-columns-spanned="7" table:number-rows-spanned="1">
            <text:p>18 - Ja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CR8]" office:value-type="date" office:date-value="2016-01-25" table:number-columns-spanned="7" table:number-rows-spanned="1">
            <text:p>25 - Ja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CY8]" office:value-type="date" office:date-value="2016-02-01" table:number-columns-spanned="7" table:number-rows-spanned="1">
            <text:p>01 - Feb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DF8]" office:value-type="date" office:date-value="2016-02-08" table:number-columns-spanned="7" table:number-rows-spanned="1">
            <text:p>08 - Feb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DM8]" office:value-type="date" office:date-value="2016-02-15" table:number-columns-spanned="7" table:number-rows-spanned="1">
            <text:p>15 - Feb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DT8]" office:value-type="date" office:date-value="2016-02-22" table:number-columns-spanned="7" table:number-rows-spanned="1">
            <text:p>22 - Feb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EA8]" office:value-type="date" office:date-value="2016-02-29" table:number-columns-spanned="7" table:number-rows-spanned="1">
            <text:p>29 - Feb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EH8]" office:value-type="date" office:date-value="2016-03-07" table:number-columns-spanned="7" table:number-rows-spanned="1">
            <text:p>07 - Mrz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EO8]" office:value-type="date" office:date-value="2016-03-14" table:number-columns-spanned="7" table:number-rows-spanned="1">
            <text:p>14 - Mrz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EV8]" office:value-type="date" office:date-value="2016-03-21" table:number-columns-spanned="7" table:number-rows-spanned="1">
            <text:p>21 - Mrz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FC8]" office:value-type="date" office:date-value="2016-03-28" table:number-columns-spanned="7" table:number-rows-spanned="1">
            <text:p>28 - Mrz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FJ8]" office:value-type="date" office:date-value="2016-04-04" table:number-columns-spanned="7" table:number-rows-spanned="1">
            <text:p>04 - Apr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FQ8]" office:value-type="date" office:date-value="2016-04-11" table:number-columns-spanned="7" table:number-rows-spanned="1">
            <text:p>11 - Apr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FX8]" office:value-type="date" office:date-value="2016-04-18" table:number-columns-spanned="7" table:number-rows-spanned="1">
            <text:p>18 - Apr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GE8]" office:value-type="date" office:date-value="2016-04-25" table:number-columns-spanned="7" table:number-rows-spanned="1">
            <text:p>25 - Apr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GL8]" office:value-type="date" office:date-value="2016-05-02" table:number-columns-spanned="7" table:number-rows-spanned="1">
            <text:p>02 - Mai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GS8]" office:value-type="date" office:date-value="2016-05-09" table:number-columns-spanned="7" table:number-rows-spanned="1">
            <text:p>09 - Mai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GZ8]" office:value-type="date" office:date-value="2016-05-16" table:number-columns-spanned="7" table:number-rows-spanned="1">
            <text:p>16 - Mai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HG8]" office:value-type="date" office:date-value="2016-05-23" table:number-columns-spanned="7" table:number-rows-spanned="1">
            <text:p>23 - Mai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HN8]" office:value-type="date" office:date-value="2016-05-30" table:number-columns-spanned="7" table:number-rows-spanned="1">
            <text:p>30 - Mai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HU8]" office:value-type="date" office:date-value="2016-06-06" table:number-columns-spanned="7" table:number-rows-spanned="1">
            <text:p>06 - Ju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IB8]" office:value-type="date" office:date-value="2016-06-13" table:number-columns-spanned="7" table:number-rows-spanned="1">
            <text:p>13 - Ju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II8]" office:value-type="date" office:date-value="2016-06-20" table:number-columns-spanned="7" table:number-rows-spanned="1">
            <text:p>20 - Ju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60" table:number-columns-repeated="7"/>
        </table:table-row>
        <table:table-row table:style-name="ro2">
          <table:table-cell table:style-name="ce6"/>
          <table:table-cell table:style-name="ce9" table:number-columns-repeated="3"/>
          <table:table-cell table:style-name="ce30" table:number-columns-repeated="2"/>
          <table:table-cell table:style-name="ce9"/>
          <table:table-cell table:style-name="ce30"/>
          <table:table-cell table:style-name="ce9" table:number-columns-repeated="248"/>
        </table:table-row>
        <table:table-row table:style-name="ro2">
          <table:table-cell table:style-name="ce7" office:value-type="string">
            <text:p>1</text:p>
          </table:table-cell>
          <table:table-cell table:style-name="ce13" office:value-type="string">
            <text:p>Website</text:p>
          </table:table-cell>
          <table:table-cell table:style-name="ce21" office:value-type="string">
            <text:p>Lukas</text:p>
          </table:table-cell>
          <table:table-cell table:style-name="ce25" office:value-type="date" office:date-value="2015-11-02">
            <text:p>2.11.15</text:p>
          </table:table-cell>
          <table:table-cell table:style-name="ce31" table:formula="of:=[.D11]+[.F11]" office:value-type="date" office:date-value="2016-11-16">
            <text:p>16.11.16</text:p>
          </table:table-cell>
          <table:table-cell table:style-name="ce35" table:formula="of:=MAX([.E12:.E27])-[.D11]" office:value-type="float" office:value="380">
            <text:p>380</text:p>
          </table:table-cell>
          <table:table-cell table:style-name="ce38" table:formula="of:=SUMPRODUCT([.F12:.F27];[.G12:.G27])/SUM([.F12:.F27])" office:value-type="percentage" office:value="0">
            <text:p>0%</text:p>
          </table:table-cell>
          <table:table-cell table:style-name="ce41" table:formula="of:=NETWORKDAYS([.D11];[.E11])" office:value-type="float" office:value="273">
            <text:p>273</text:p>
          </table:table-cell>
          <table:table-cell table:style-name="ce43" table:formula="of:=ROUNDDOWN([.G11]*[.F11];0)" office:value-type="float" office:value="0">
            <text:p>0</text:p>
          </table:table-cell>
          <table:table-cell table:style-name="ce41" table:formula="of:=[.F11]-[.I11]" office:value-type="float" office:value="380">
            <text:p>380</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1.1</text:p>
          </table:table-cell>
          <table:table-cell table:style-name="ce14" office:value-type="string">
            <text:p>Hosting</text:p>
          </table:table-cell>
          <table:table-cell table:style-name="ce22" office:value-type="string">
            <text:p>Lukas</text:p>
          </table:table-cell>
          <table:table-cell table:style-name="ce26" office:value-type="date" office:date-value="2016-01-04">
            <text:p>4.01.16</text:p>
          </table:table-cell>
          <table:table-cell table:style-name="ce31" table:formula="of:=[.D12]+[.F12]" office:value-type="date" office:date-value="2016-01-05">
            <text:p>5.01.16</text:p>
          </table:table-cell>
          <table:table-cell table:style-name="ce36" office:value-type="float" office:value="1">
            <text:p>1</text:p>
          </table:table-cell>
          <table:table-cell table:style-name="ce39" office:value-type="percentage" office:value="0">
            <text:p>0%</text:p>
          </table:table-cell>
          <table:table-cell table:style-name="ce42" table:formula="of:=NETWORKDAYS([.D12];[.E12])" office:value-type="float" office:value="2">
            <text:p>2</text:p>
          </table:table-cell>
          <table:table-cell table:style-name="ce44" table:formula="of:=ROUNDDOWN([.G12]*[.F12];0)" office:value-type="float" office:value="0">
            <text:p>0</text:p>
          </table:table-cell>
          <table:table-cell table:style-name="ce42" table:formula="of:=[.F12]-[.I12]" office:value-type="float" office:value="1">
            <text:p>1</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2</text:p>
          </table:table-cell>
          <table:table-cell table:style-name="ce14" office:value-type="string">
            <text:p>Installation CMS</text:p>
          </table:table-cell>
          <table:table-cell table:style-name="ce22" office:value-type="string">
            <text:p>Lukas</text:p>
          </table:table-cell>
          <table:table-cell table:style-name="ce26" office:value-type="date" office:date-value="2016-01-11">
            <text:p>11.01.16</text:p>
          </table:table-cell>
          <table:table-cell table:style-name="ce31" table:formula="of:=[.D13]+[.F13]" office:value-type="date" office:date-value="2016-01-18">
            <text:p>18.01.16</text:p>
          </table:table-cell>
          <table:table-cell table:style-name="ce36" office:value-type="float" office:value="7">
            <text:p>7</text:p>
          </table:table-cell>
          <table:table-cell table:style-name="ce39" office:value-type="percentage" office:value="0">
            <text:p>0%</text:p>
          </table:table-cell>
          <table:table-cell table:style-name="ce42" table:formula="of:=NETWORKDAYS([.D13];[.E13])" office:value-type="float" office:value="6">
            <text:p>6</text:p>
          </table:table-cell>
          <table:table-cell table:style-name="ce44" table:formula="of:=ROUNDDOWN([.G13]*[.F13];0)" office:value-type="float" office:value="0">
            <text:p>0</text:p>
          </table:table-cell>
          <table:table-cell table:style-name="ce42" table:formula="of:=[.F13]-[.I13]"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3</text:p>
          </table:table-cell>
          <table:table-cell table:style-name="ce14" office:value-type="string">
            <text:p>UI Anmeldeformular</text:p>
          </table:table-cell>
          <table:table-cell table:style-name="ce22" office:value-type="string">
            <text:p>Lukas</text:p>
          </table:table-cell>
          <table:table-cell table:style-name="ce26" office:value-type="date" office:date-value="2015-11-02">
            <text:p>2.11.15</text:p>
          </table:table-cell>
          <table:table-cell table:style-name="ce31" table:formula="of:=[.D14]+[.F14]" office:value-type="date" office:date-value="2015-11-16">
            <text:p>16.11.15</text:p>
          </table:table-cell>
          <table:table-cell table:style-name="ce36" office:value-type="float" office:value="14">
            <text:p>14</text:p>
          </table:table-cell>
          <table:table-cell table:style-name="ce39" office:value-type="percentage" office:value="0">
            <text:p>0%</text:p>
          </table:table-cell>
          <table:table-cell table:style-name="ce42" table:formula="of:=NETWORKDAYS([.D14];[.E14])" office:value-type="float" office:value="11">
            <text:p>11</text:p>
          </table:table-cell>
          <table:table-cell table:style-name="ce44" table:formula="of:=ROUNDDOWN([.G14]*[.F14];0)" office:value-type="float" office:value="0">
            <text:p>0</text:p>
          </table:table-cell>
          <table:table-cell table:style-name="ce42" table:formula="of:=[.F14]-[.I14]" office:value-type="float" office:value="14">
            <text:p>14</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4</text:p>
          </table:table-cell>
          <table:table-cell table:style-name="ce14" office:value-type="string">
            <text:p>Definition Anmeldeformular</text:p>
          </table:table-cell>
          <table:table-cell table:style-name="ce22" office:value-type="string">
            <text:p>alle</text:p>
          </table:table-cell>
          <table:table-cell table:style-name="ce26" office:value-type="date" office:date-value="2015-12-04">
            <text:p>4.12.15</text:p>
          </table:table-cell>
          <table:table-cell table:style-name="ce31" table:formula="of:=[.D15]+[.F15]" office:value-type="date" office:date-value="2015-12-07">
            <text:p>7.12.15</text:p>
          </table:table-cell>
          <table:table-cell table:style-name="ce36" office:value-type="float" office:value="3">
            <text:p>3</text:p>
          </table:table-cell>
          <table:table-cell table:style-name="ce39" office:value-type="percentage" office:value="0">
            <text:p>0%</text:p>
          </table:table-cell>
          <table:table-cell table:style-name="ce42" table:formula="of:=NETWORKDAYS([.D15];[.E15])" office:value-type="float" office:value="2">
            <text:p>2</text:p>
          </table:table-cell>
          <table:table-cell table:style-name="ce44" table:formula="of:=ROUNDDOWN([.G15]*[.F15];0)" office:value-type="float" office:value="0">
            <text:p>0</text:p>
          </table:table-cell>
          <table:table-cell table:style-name="ce42" table:formula="of:=[.F15]-[.I15]" office:value-type="float" office:value="3">
            <text:p>3</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5</text:p>
          </table:table-cell>
          <table:table-cell table:style-name="ce14" office:value-type="string">
            <text:p>Frontend Funktionalität Anmeldeformular</text:p>
          </table:table-cell>
          <table:table-cell table:style-name="ce22" office:value-type="string">
            <text:p>Lukas</text:p>
          </table:table-cell>
          <table:table-cell table:style-name="ce26" office:value-type="date" office:date-value="2016-01-18">
            <text:p>18.01.16</text:p>
          </table:table-cell>
          <table:table-cell table:style-name="ce31" table:formula="of:=[.D16]+[.F16]" office:value-type="date" office:date-value="2016-02-08">
            <text:p>8.02.16</text:p>
          </table:table-cell>
          <table:table-cell table:style-name="ce36" office:value-type="float" office:value="21">
            <text:p>21</text:p>
          </table:table-cell>
          <table:table-cell table:style-name="ce39" office:value-type="percentage" office:value="0">
            <text:p>0%</text:p>
          </table:table-cell>
          <table:table-cell table:style-name="ce42" table:formula="of:=NETWORKDAYS([.D16];[.E16])" office:value-type="float" office:value="16">
            <text:p>16</text:p>
          </table:table-cell>
          <table:table-cell table:style-name="ce44" table:formula="of:=ROUNDDOWN([.G16]*[.F16];0)" office:value-type="float" office:value="0">
            <text:p>0</text:p>
          </table:table-cell>
          <table:table-cell table:style-name="ce42" table:formula="of:=[.F16]-[.I16]" office:value-type="float" office:value="21">
            <text:p>21</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6</text:p>
          </table:table-cell>
          <table:table-cell table:style-name="ce14" office:value-type="string">
            <text:p>Tests Anmeldeformular</text:p>
          </table:table-cell>
          <table:table-cell table:style-name="ce22" office:value-type="string">
            <text:p>Roli/Lutz</text:p>
          </table:table-cell>
          <table:table-cell table:style-name="ce26" office:value-type="date" office:date-value="2016-02-08">
            <text:p>8.02.16</text:p>
          </table:table-cell>
          <table:table-cell table:style-name="ce31" table:formula="of:=[.D17]+[.F17]" office:value-type="date" office:date-value="2016-02-15">
            <text:p>15.02.16</text:p>
          </table:table-cell>
          <table:table-cell table:style-name="ce36" office:value-type="float" office:value="7">
            <text:p>7</text:p>
          </table:table-cell>
          <table:table-cell table:style-name="ce39" office:value-type="percentage" office:value="0">
            <text:p>0%</text:p>
          </table:table-cell>
          <table:table-cell table:style-name="ce42" table:formula="of:=NETWORKDAYS([.D17];[.E17])" office:value-type="float" office:value="6">
            <text:p>6</text:p>
          </table:table-cell>
          <table:table-cell table:style-name="ce44" table:formula="of:=ROUNDDOWN([.G17]*[.F17];0)" office:value-type="float" office:value="0">
            <text:p>0</text:p>
          </table:table-cell>
          <table:table-cell table:style-name="ce42" table:formula="of:=[.F17]-[.I17]"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7</text:p>
          </table:table-cell>
          <table:table-cell table:style-name="ce14" office:value-type="string">
            <text:p>Schnittstelle Anmeldefomular &lt;&gt; Billomat</text:p>
          </table:table-cell>
          <table:table-cell table:style-name="ce22" office:value-type="string">
            <text:p>Lukas</text:p>
          </table:table-cell>
          <table:table-cell table:style-name="ce26" office:value-type="date" office:date-value="2016-02-15">
            <text:p>15.02.16</text:p>
          </table:table-cell>
          <table:table-cell table:style-name="ce31" table:formula="of:=[.D18]+[.F18]" office:value-type="date" office:date-value="2016-03-17">
            <text:p>17.03.16</text:p>
          </table:table-cell>
          <table:table-cell table:style-name="ce36" office:value-type="float" office:value="31">
            <text:p>31</text:p>
          </table:table-cell>
          <table:table-cell table:style-name="ce39" office:value-type="percentage" office:value="0">
            <text:p>0%</text:p>
          </table:table-cell>
          <table:table-cell table:style-name="ce42" table:formula="of:=NETWORKDAYS([.D18];[.E18])" office:value-type="float" office:value="24">
            <text:p>24</text:p>
          </table:table-cell>
          <table:table-cell table:style-name="ce44" table:formula="of:=ROUNDDOWN([.G18]*[.F18];0)" office:value-type="float" office:value="0">
            <text:p>0</text:p>
          </table:table-cell>
          <table:table-cell table:style-name="ce42" table:formula="of:=[.F18]-[.I18]" office:value-type="float" office:value="31">
            <text:p>31</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8</text:p>
          </table:table-cell>
          <table:table-cell table:style-name="ce14" office:value-type="string">
            <text:p>Tests Anmeldeformular &amp; Billomat</text:p>
          </table:table-cell>
          <table:table-cell table:style-name="ce22" office:value-type="string">
            <text:p>Roli/Lutz</text:p>
          </table:table-cell>
          <table:table-cell table:style-name="ce26" office:value-type="date" office:date-value="2016-03-17">
            <text:p>17.03.16</text:p>
          </table:table-cell>
          <table:table-cell table:style-name="ce31" table:formula="of:=[.D19]+[.F19]" office:value-type="date" office:date-value="2016-03-24">
            <text:p>24.03.16</text:p>
          </table:table-cell>
          <table:table-cell table:style-name="ce36" office:value-type="float" office:value="7">
            <text:p>7</text:p>
          </table:table-cell>
          <table:table-cell table:style-name="ce39" office:value-type="percentage" office:value="0">
            <text:p>0%</text:p>
          </table:table-cell>
          <table:table-cell table:style-name="ce42" table:formula="of:=NETWORKDAYS([.D19];[.E19])" office:value-type="float" office:value="6">
            <text:p>6</text:p>
          </table:table-cell>
          <table:table-cell table:style-name="ce44" table:formula="of:=ROUNDDOWN([.G19]*[.F19];0)" office:value-type="float" office:value="0">
            <text:p>0</text:p>
          </table:table-cell>
          <table:table-cell table:style-name="ce42" table:formula="of:=[.F19]-[.I19]"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9</text:p>
          </table:table-cell>
          <table:table-cell table:style-name="ce15" office:value-type="string">
            <text:p>Korrekturen Anmeldeformular &amp; Billomat</text:p>
          </table:table-cell>
          <table:table-cell table:style-name="ce22" office:value-type="string">
            <text:p>Lukas</text:p>
          </table:table-cell>
          <table:table-cell table:style-name="ce26" office:value-type="date" office:date-value="2016-03-24">
            <text:p>24.03.16</text:p>
          </table:table-cell>
          <table:table-cell table:style-name="ce31" table:formula="of:=[.D20]+[.F20]" office:value-type="date" office:date-value="2016-03-31">
            <text:p>31.03.16</text:p>
          </table:table-cell>
          <table:table-cell table:style-name="ce36" office:value-type="float" office:value="7">
            <text:p>7</text:p>
          </table:table-cell>
          <table:table-cell table:style-name="ce39" office:value-type="percentage" office:value="0">
            <text:p>0%</text:p>
          </table:table-cell>
          <table:table-cell table:style-name="ce42" table:formula="of:=NETWORKDAYS([.D20];[.E20])" office:value-type="float" office:value="6">
            <text:p>6</text:p>
          </table:table-cell>
          <table:table-cell table:style-name="ce44" table:formula="of:=ROUNDDOWN([.G20]*[.F20];0)" office:value-type="float" office:value="0">
            <text:p>0</text:p>
          </table:table-cell>
          <table:table-cell table:style-name="ce42" table:formula="of:=[.F20]-[.I20]"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10</text:p>
          </table:table-cell>
          <table:table-cell table:style-name="ce14" office:value-type="string">
            <text:p>Layout</text:p>
          </table:table-cell>
          <table:table-cell table:style-name="ce22" office:value-type="string">
            <text:p>Ruth</text:p>
          </table:table-cell>
          <table:table-cell table:style-name="ce26" office:value-type="date" office:date-value="2016-03-01">
            <text:p>1.03.16</text:p>
          </table:table-cell>
          <table:table-cell table:style-name="ce31" table:formula="of:=[.D21]+[.F21]" office:value-type="date" office:date-value="2016-04-20">
            <text:p>20.04.16</text:p>
          </table:table-cell>
          <table:table-cell table:style-name="ce36" office:value-type="float" office:value="50">
            <text:p>50</text:p>
          </table:table-cell>
          <table:table-cell table:style-name="ce39" office:value-type="percentage" office:value="0">
            <text:p>0%</text:p>
          </table:table-cell>
          <table:table-cell table:style-name="ce42" table:formula="of:=NETWORKDAYS([.D21];[.E21])" office:value-type="float" office:value="37">
            <text:p>37</text:p>
          </table:table-cell>
          <table:table-cell table:style-name="ce44" table:formula="of:=ROUNDDOWN([.G21]*[.F21];0)" office:value-type="float" office:value="0">
            <text:p>0</text:p>
          </table:table-cell>
          <table:table-cell table:style-name="ce42" table:formula="of:=[.F21]-[.I21]" office:value-type="float" office:value="50">
            <text:p>5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11</text:p>
          </table:table-cell>
          <table:table-cell table:style-name="ce15" office:value-type="string">
            <text:p>Inhaltserstellung für jede Reise</text:p>
          </table:table-cell>
          <table:table-cell table:style-name="ce22" office:value-type="string">
            <text:p>Orgas</text:p>
          </table:table-cell>
          <table:table-cell table:style-name="ce26" office:value-type="date" office:date-value="2016-05-02">
            <text:p>2.05.16</text:p>
          </table:table-cell>
          <table:table-cell table:style-name="ce31" table:formula="of:=[.D22]+[.F22]" office:value-type="date" office:date-value="2016-06-01">
            <text:p>1.06.16</text:p>
          </table:table-cell>
          <table:table-cell table:style-name="ce36" office:value-type="float" office:value="30">
            <text:p>30</text:p>
          </table:table-cell>
          <table:table-cell table:style-name="ce39" office:value-type="percentage" office:value="0">
            <text:p>0%</text:p>
          </table:table-cell>
          <table:table-cell table:style-name="ce42" table:formula="of:=NETWORKDAYS([.D22];[.E22])" office:value-type="float" office:value="23">
            <text:p>23</text:p>
          </table:table-cell>
          <table:table-cell table:style-name="ce44" table:formula="of:=ROUNDDOWN([.G22]*[.F22];0)" office:value-type="float" office:value="0">
            <text:p>0</text:p>
          </table:table-cell>
          <table:table-cell table:style-name="ce42" table:formula="of:=[.F22]-[.I22]" office:value-type="float" office:value="30">
            <text:p>3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12</text:p>
          </table:table-cell>
          <table:table-cell table:style-name="ce15" office:value-type="string">
            <text:p>Inhalte abfüllen für jede Reise</text:p>
          </table:table-cell>
          <table:table-cell table:style-name="ce22" office:value-type="string">
            <text:p>Ruth</text:p>
          </table:table-cell>
          <table:table-cell table:style-name="ce26" office:value-type="date" office:date-value="2016-06-01">
            <text:p>1.06.16</text:p>
          </table:table-cell>
          <table:table-cell table:style-name="ce31" table:formula="of:=[.D23]+[.F23]" office:value-type="date" office:date-value="2016-07-16">
            <text:p>16.07.16</text:p>
          </table:table-cell>
          <table:table-cell table:style-name="ce36" office:value-type="float" office:value="45">
            <text:p>45</text:p>
          </table:table-cell>
          <table:table-cell table:style-name="ce39" office:value-type="percentage" office:value="0">
            <text:p>0%</text:p>
          </table:table-cell>
          <table:table-cell table:style-name="ce42" table:formula="of:=NETWORKDAYS([.D23];[.E23])" office:value-type="float" office:value="33">
            <text:p>33</text:p>
          </table:table-cell>
          <table:table-cell table:style-name="ce44" table:formula="of:=ROUNDDOWN([.G23]*[.F23];0)" office:value-type="float" office:value="0">
            <text:p>0</text:p>
          </table:table-cell>
          <table:table-cell table:style-name="ce42" table:formula="of:=[.F23]-[.I23]" office:value-type="float" office:value="45">
            <text:p>45</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13</text:p>
          </table:table-cell>
          <table:table-cell table:style-name="ce15" office:value-type="string">
            <text:p>Dummy</text:p>
          </table:table-cell>
          <table:table-cell table:style-name="ce22"/>
          <table:table-cell table:style-name="ce26" office:value-type="date" office:date-value="2016-06-01">
            <text:p>1.06.16</text:p>
          </table:table-cell>
          <table:table-cell table:style-name="ce31" table:formula="of:=[.D24]+[.F24]" office:value-type="date" office:date-value="2016-06-01">
            <text:p>1.06.16</text:p>
          </table:table-cell>
          <table:table-cell table:style-name="ce36" office:value-type="float" office:value="0">
            <text:p>0</text:p>
          </table:table-cell>
          <table:table-cell table:style-name="ce39" office:value-type="percentage" office:value="0">
            <text:p>0%</text:p>
          </table:table-cell>
          <table:table-cell table:style-name="ce42" table:formula="of:=NETWORKDAYS([.D24];[.E24])" office:value-type="float" office:value="1">
            <text:p>1</text:p>
          </table:table-cell>
          <table:table-cell table:style-name="ce44" table:formula="of:=ROUNDDOWN([.G24]*[.F24];0)" office:value-type="float" office:value="0">
            <text:p>0</text:p>
          </table:table-cell>
          <table:table-cell table:style-name="ce42" table:formula="of:=[.F24]-[.I24]" office:value-type="float" office:value="0">
            <text:p>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20</text:p>
          </table:table-cell>
          <table:table-cell table:style-name="ce14" office:value-type="string">
            <text:p>Abschlusstests</text:p>
          </table:table-cell>
          <table:table-cell table:style-name="ce22" office:value-type="string">
            <text:p>alle</text:p>
          </table:table-cell>
          <table:table-cell table:style-name="ce26" office:value-type="date" office:date-value="2016-08-19">
            <text:p>19.08.16</text:p>
          </table:table-cell>
          <table:table-cell table:style-name="ce31" table:formula="of:=[.D25]+[.F25]" office:value-type="date" office:date-value="2016-08-26">
            <text:p>26.08.16</text:p>
          </table:table-cell>
          <table:table-cell table:style-name="ce36" office:value-type="float" office:value="7">
            <text:p>7</text:p>
          </table:table-cell>
          <table:table-cell table:style-name="ce39" office:value-type="percentage" office:value="0">
            <text:p>0%</text:p>
          </table:table-cell>
          <table:table-cell table:style-name="ce42" table:formula="of:=NETWORKDAYS([.D25];[.E25])" office:value-type="float" office:value="6">
            <text:p>6</text:p>
          </table:table-cell>
          <table:table-cell table:style-name="ce44" table:formula="of:=ROUNDDOWN([.G25]*[.F25];0)" office:value-type="float" office:value="0">
            <text:p>0</text:p>
          </table:table-cell>
          <table:table-cell table:style-name="ce42" table:formula="of:=[.F25]-[.I25]"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30</text:p>
          </table:table-cell>
          <table:table-cell table:style-name="ce14" office:value-type="string">
            <text:p>Aufschaltung Website v. 1.0</text:p>
          </table:table-cell>
          <table:table-cell table:style-name="ce22" office:value-type="string">
            <text:p>alle</text:p>
          </table:table-cell>
          <table:table-cell table:style-name="ce26" office:value-type="date" office:date-value="2016-08-30">
            <text:p>30.08.16</text:p>
          </table:table-cell>
          <table:table-cell table:style-name="ce31" table:formula="of:=[.D26]+[.F26]" office:value-type="date" office:date-value="2016-08-31">
            <text:p>31.08.16</text:p>
          </table:table-cell>
          <table:table-cell table:style-name="ce36" office:value-type="float" office:value="1">
            <text:p>1</text:p>
          </table:table-cell>
          <table:table-cell table:style-name="ce39" office:value-type="percentage" office:value="0">
            <text:p>0%</text:p>
          </table:table-cell>
          <table:table-cell table:style-name="ce42" table:formula="of:=NETWORKDAYS([.D26];[.E26])" office:value-type="float" office:value="2">
            <text:p>2</text:p>
          </table:table-cell>
          <table:table-cell table:style-name="ce44" table:formula="of:=ROUNDDOWN([.G26]*[.F26];0)" office:value-type="float" office:value="0">
            <text:p>0</text:p>
          </table:table-cell>
          <table:table-cell table:style-name="ce42" table:formula="of:=[.F26]-[.I26]" office:value-type="float" office:value="1">
            <text:p>1</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40</text:p>
          </table:table-cell>
          <table:table-cell table:style-name="ce14" office:value-type="string">
            <text:p>Blog für Reisen</text:p>
          </table:table-cell>
          <table:table-cell table:style-name="ce22" office:value-type="string">
            <text:p>Lukas</text:p>
          </table:table-cell>
          <table:table-cell table:style-name="ce26" office:value-type="date" office:date-value="2016-11-01">
            <text:p>1.11.16</text:p>
          </table:table-cell>
          <table:table-cell table:style-name="ce31" table:formula="of:=[.D27]+[.F27]" office:value-type="date" office:date-value="2016-11-16">
            <text:p>16.11.16</text:p>
          </table:table-cell>
          <table:table-cell table:style-name="ce36" office:value-type="float" office:value="15">
            <text:p>15</text:p>
          </table:table-cell>
          <table:table-cell table:style-name="ce39" office:value-type="percentage" office:value="0">
            <text:p>0%</text:p>
          </table:table-cell>
          <table:table-cell table:style-name="ce42" table:formula="of:=NETWORKDAYS([.D27];[.E27])" office:value-type="float" office:value="12">
            <text:p>12</text:p>
          </table:table-cell>
          <table:table-cell table:style-name="ce44" table:formula="of:=ROUNDDOWN([.G27]*[.F27];0)" office:value-type="float" office:value="0">
            <text:p>0</text:p>
          </table:table-cell>
          <table:table-cell table:style-name="ce42" table:formula="of:=[.F27]-[.I27]" office:value-type="float" office:value="15">
            <text:p>15</text:p>
          </table:table-cell>
          <table:table-cell table:style-name="ce52"/>
          <table:table-cell table:style-name="ce56" table:number-columns-repeated="238"/>
          <table:table-cell table:style-name="ce9" table:number-columns-repeated="7"/>
        </table:table-row>
        <table:table-row table:style-name="ro2">
          <table:table-cell table:style-name="ce7" office:value-type="string">
            <text:p>2</text:p>
          </table:table-cell>
          <table:table-cell table:style-name="ce13" office:value-type="string">
            <text:p>Landingpages</text:p>
          </table:table-cell>
          <table:table-cell table:style-name="ce21" office:value-type="string">
            <text:p>Ruth</text:p>
          </table:table-cell>
          <table:table-cell table:style-name="ce25" office:value-type="date" office:date-value="2016-03-01">
            <text:p>1.03.16</text:p>
          </table:table-cell>
          <table:table-cell table:style-name="ce31" table:formula="of:=[.D28]+[.F28]" office:value-type="date" office:date-value="2016-08-15">
            <text:p>15.08.16</text:p>
          </table:table-cell>
          <table:table-cell table:style-name="ce35" table:formula="of:=MAX([.E29:.E32])-[.D28]" office:value-type="float" office:value="167">
            <text:p>167</text:p>
          </table:table-cell>
          <table:table-cell table:style-name="ce38" table:formula="of:=SUMPRODUCT([.F29:.F32];[.G29:.G32])/SUM([.F29:.F32])" office:value-type="percentage" office:value="0">
            <text:p>0%</text:p>
          </table:table-cell>
          <table:table-cell table:style-name="ce41" table:formula="of:=NETWORKDAYS([.D28];[.E28])" office:value-type="float" office:value="120">
            <text:p>120</text:p>
          </table:table-cell>
          <table:table-cell table:style-name="ce43" table:formula="of:=ROUNDDOWN([.G28]*[.F28];0)" office:value-type="float" office:value="0">
            <text:p>0</text:p>
          </table:table-cell>
          <table:table-cell table:style-name="ce41" table:formula="of:=[.F28]-[.I28]" office:value-type="float" office:value="167">
            <text:p>167</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2.1</text:p>
          </table:table-cell>
          <table:table-cell table:style-name="ce14" office:value-type="string">
            <text:p>Basislayout erstellen</text:p>
          </table:table-cell>
          <table:table-cell table:style-name="ce22" office:value-type="string">
            <text:p>Ruth</text:p>
          </table:table-cell>
          <table:table-cell table:style-name="ce26" office:value-type="date" office:date-value="2016-03-01">
            <text:p>1.03.16</text:p>
          </table:table-cell>
          <table:table-cell table:style-name="ce32" table:formula="of:=[.D29]+[.F29]" office:value-type="date" office:date-value="2016-04-20">
            <text:p>20.04.16</text:p>
          </table:table-cell>
          <table:table-cell table:style-name="ce36" office:value-type="float" office:value="50">
            <text:p>50</text:p>
          </table:table-cell>
          <table:table-cell table:style-name="ce39" office:value-type="percentage" office:value="0">
            <text:p>0%</text:p>
          </table:table-cell>
          <table:table-cell table:style-name="ce42" table:formula="of:=NETWORKDAYS([.D29];[.E29])" office:value-type="float" office:value="37">
            <text:p>37</text:p>
          </table:table-cell>
          <table:table-cell table:style-name="ce44" table:formula="of:=ROUNDDOWN([.G29]*[.F29];0)" office:value-type="float" office:value="0">
            <text:p>0</text:p>
          </table:table-cell>
          <table:table-cell table:style-name="ce42" table:formula="of:=[.F29]-[.I29]" office:value-type="float" office:value="50">
            <text:p>5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2.2</text:p>
          </table:table-cell>
          <table:table-cell table:style-name="ce14" office:value-type="string">
            <text:p>Inhaltserstellung für jede Reise</text:p>
          </table:table-cell>
          <table:table-cell table:style-name="ce22" office:value-type="string">
            <text:p>Orgas</text:p>
          </table:table-cell>
          <table:table-cell table:style-name="ce26" office:value-type="date" office:date-value="2016-05-02">
            <text:p>2.05.16</text:p>
          </table:table-cell>
          <table:table-cell table:style-name="ce32" table:formula="of:=[.D30]+[.F30]" office:value-type="date" office:date-value="2016-06-01">
            <text:p>1.06.16</text:p>
          </table:table-cell>
          <table:table-cell table:style-name="ce36" office:value-type="float" office:value="30">
            <text:p>30</text:p>
          </table:table-cell>
          <table:table-cell table:style-name="ce39" office:value-type="percentage" office:value="0">
            <text:p>0%</text:p>
          </table:table-cell>
          <table:table-cell table:style-name="ce42" table:formula="of:=NETWORKDAYS([.D30];[.E30])" office:value-type="float" office:value="23">
            <text:p>23</text:p>
          </table:table-cell>
          <table:table-cell table:style-name="ce44" table:formula="of:=ROUNDDOWN([.G30]*[.F30];0)" office:value-type="float" office:value="0">
            <text:p>0</text:p>
          </table:table-cell>
          <table:table-cell table:style-name="ce42" table:formula="of:=[.F30]-[.I30]" office:value-type="float" office:value="30">
            <text:p>3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2.3</text:p>
          </table:table-cell>
          <table:table-cell table:style-name="ce14" office:value-type="string">
            <text:p>Landingpages erstellen für jede Reise</text:p>
          </table:table-cell>
          <table:table-cell table:style-name="ce22" office:value-type="string">
            <text:p>Ruth</text:p>
          </table:table-cell>
          <table:table-cell table:style-name="ce26" office:value-type="date" office:date-value="2016-06-01">
            <text:p>1.06.16</text:p>
          </table:table-cell>
          <table:table-cell table:style-name="ce32" table:formula="of:=[.D31]+[.F31]" office:value-type="date" office:date-value="2016-07-16">
            <text:p>16.07.16</text:p>
          </table:table-cell>
          <table:table-cell table:style-name="ce36" office:value-type="float" office:value="45">
            <text:p>45</text:p>
          </table:table-cell>
          <table:table-cell table:style-name="ce39" office:value-type="percentage" office:value="0">
            <text:p>0%</text:p>
          </table:table-cell>
          <table:table-cell table:style-name="ce42" table:formula="of:=NETWORKDAYS([.D31];[.E31])" office:value-type="float" office:value="33">
            <text:p>33</text:p>
          </table:table-cell>
          <table:table-cell table:style-name="ce44" table:formula="of:=ROUNDDOWN([.G31]*[.F31];0)" office:value-type="float" office:value="0">
            <text:p>0</text:p>
          </table:table-cell>
          <table:table-cell table:style-name="ce42" table:formula="of:=[.F31]-[.I31]" office:value-type="float" office:value="45">
            <text:p>45</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2.4</text:p>
          </table:table-cell>
          <table:table-cell table:style-name="ce14" office:value-type="string">
            <text:p>SEO Optimierungen</text:p>
          </table:table-cell>
          <table:table-cell table:style-name="ce22" office:value-type="string">
            <text:p>Ruth/Lukas</text:p>
          </table:table-cell>
          <table:table-cell table:style-name="ce26" office:value-type="date" office:date-value="2016-08-08">
            <text:p>8.08.16</text:p>
          </table:table-cell>
          <table:table-cell table:style-name="ce32" table:formula="of:=[.D32]+[.F32]" office:value-type="date" office:date-value="2016-08-15">
            <text:p>15.08.16</text:p>
          </table:table-cell>
          <table:table-cell table:style-name="ce36" office:value-type="float" office:value="7">
            <text:p>7</text:p>
          </table:table-cell>
          <table:table-cell table:style-name="ce39" office:value-type="percentage" office:value="0">
            <text:p>0%</text:p>
          </table:table-cell>
          <table:table-cell table:style-name="ce42" table:formula="of:=NETWORKDAYS([.D32];[.E32])" office:value-type="float" office:value="6">
            <text:p>6</text:p>
          </table:table-cell>
          <table:table-cell table:style-name="ce44" table:formula="of:=ROUNDDOWN([.G32]*[.F32];0)" office:value-type="float" office:value="0">
            <text:p>0</text:p>
          </table:table-cell>
          <table:table-cell table:style-name="ce42" table:formula="of:=[.F32]-[.I32]"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7" office:value-type="string">
            <text:p>3</text:p>
          </table:table-cell>
          <table:table-cell table:style-name="ce13" office:value-type="string">
            <text:p>Billomat</text:p>
          </table:table-cell>
          <table:table-cell table:style-name="ce21" office:value-type="string">
            <text:p>Lukas</text:p>
          </table:table-cell>
          <table:table-cell table:style-name="ce25" office:value-type="date" office:date-value="2016-04-25">
            <text:p>25.04.16</text:p>
          </table:table-cell>
          <table:table-cell table:style-name="ce31" table:formula="of:=[.D33]+[.F33]" office:value-type="date" office:date-value="2016-10-10">
            <text:p>10.10.16</text:p>
          </table:table-cell>
          <table:table-cell table:style-name="ce35" table:formula="of:=MAX([.E34:.E49])-[.D33]" office:value-type="float" office:value="168">
            <text:p>168</text:p>
          </table:table-cell>
          <table:table-cell table:style-name="ce38" table:formula="of:=SUMPRODUCT([.F34:.F49];[.G34:.G49])/SUM([.F34:.F49])" office:value-type="percentage" office:value="0">
            <text:p>0%</text:p>
          </table:table-cell>
          <table:table-cell table:style-name="ce41" table:formula="of:=NETWORKDAYS([.D33];[.E33])" office:value-type="float" office:value="121">
            <text:p>121</text:p>
          </table:table-cell>
          <table:table-cell table:style-name="ce43" table:formula="of:=ROUNDDOWN([.G33]*[.F33];0)" office:value-type="float" office:value="0">
            <text:p>0</text:p>
          </table:table-cell>
          <table:table-cell table:style-name="ce41" table:formula="of:=[.F33]-[.I33]" office:value-type="float" office:value="168">
            <text:p>168</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3.1</text:p>
          </table:table-cell>
          <table:table-cell table:style-name="ce14" office:value-type="string">
            <text:p>Kundenverwaltung</text:p>
          </table:table-cell>
          <table:table-cell table:style-name="ce22" office:value-type="string">
            <text:p>Lukas</text:p>
          </table:table-cell>
          <table:table-cell table:style-name="ce26" office:value-type="date" office:date-value="2016-03-01">
            <text:p>1.03.16</text:p>
          </table:table-cell>
          <table:table-cell table:style-name="ce32" table:formula="of:=[.D34]+[.F34]" office:value-type="date" office:date-value="2016-03-18">
            <text:p>18.03.16</text:p>
          </table:table-cell>
          <table:table-cell table:style-name="ce36" office:value-type="float" office:value="17">
            <text:p>17</text:p>
          </table:table-cell>
          <table:table-cell table:style-name="ce39" office:value-type="percentage" office:value="0">
            <text:p>0%</text:p>
          </table:table-cell>
          <table:table-cell table:style-name="ce42" table:formula="of:=NETWORKDAYS([.D34];[.E34])" office:value-type="float" office:value="14">
            <text:p>14</text:p>
          </table:table-cell>
          <table:table-cell table:style-name="ce44" table:formula="of:=ROUNDDOWN([.G34]*[.F34];0)" office:value-type="float" office:value="0">
            <text:p>0</text:p>
          </table:table-cell>
          <table:table-cell table:style-name="ce42" table:formula="of:=[.F34]-[.I34]" office:value-type="float" office:value="17">
            <text:p>1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3.2</text:p>
          </table:table-cell>
          <table:table-cell table:style-name="ce14" office:value-type="string">
            <text:p>Dokumentvorlagen</text:p>
          </table:table-cell>
          <table:table-cell table:style-name="ce22" office:value-type="string">
            <text:p>Lukas</text:p>
          </table:table-cell>
          <table:table-cell table:style-name="ce26" office:value-type="date" office:date-value="2016-03-01">
            <text:p>1.03.16</text:p>
          </table:table-cell>
          <table:table-cell table:style-name="ce32" table:formula="of:=[.D35]+[.F35]" office:value-type="date" office:date-value="2016-03-08">
            <text:p>8.03.16</text:p>
          </table:table-cell>
          <table:table-cell table:style-name="ce36" office:value-type="float" office:value="7">
            <text:p>7</text:p>
          </table:table-cell>
          <table:table-cell table:style-name="ce39" office:value-type="percentage" office:value="0">
            <text:p>0%</text:p>
          </table:table-cell>
          <table:table-cell table:style-name="ce42" table:formula="of:=NETWORKDAYS([.D35];[.E35])" office:value-type="float" office:value="6">
            <text:p>6</text:p>
          </table:table-cell>
          <table:table-cell table:style-name="ce44" table:formula="of:=ROUNDDOWN([.G35]*[.F35];0)" office:value-type="float" office:value="0">
            <text:p>0</text:p>
          </table:table-cell>
          <table:table-cell table:style-name="ce42" table:formula="of:=[.F35]-[.I35]"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3.3</text:p>
          </table:table-cell>
          <table:table-cell table:style-name="ce14" office:value-type="string">
            <text:p>Artikelverwaltung</text:p>
          </table:table-cell>
          <table:table-cell table:style-name="ce22" office:value-type="string">
            <text:p>Lukas</text:p>
          </table:table-cell>
          <table:table-cell table:style-name="ce26" office:value-type="date" office:date-value="2016-05-12">
            <text:p>12.05.16</text:p>
          </table:table-cell>
          <table:table-cell table:style-name="ce32" table:formula="of:=[.D36]+[.F36]" office:value-type="date" office:date-value="2016-05-29">
            <text:p>29.05.16</text:p>
          </table:table-cell>
          <table:table-cell table:style-name="ce36" office:value-type="float" office:value="17">
            <text:p>17</text:p>
          </table:table-cell>
          <table:table-cell table:style-name="ce39" office:value-type="percentage" office:value="0">
            <text:p>0%</text:p>
          </table:table-cell>
          <table:table-cell table:style-name="ce42" table:formula="of:=NETWORKDAYS([.D36];[.E36])" office:value-type="float" office:value="12">
            <text:p>12</text:p>
          </table:table-cell>
          <table:table-cell table:style-name="ce44" table:formula="of:=ROUNDDOWN([.G36]*[.F36];0)" office:value-type="float" office:value="0">
            <text:p>0</text:p>
          </table:table-cell>
          <table:table-cell table:style-name="ce42" table:formula="of:=[.F36]-[.I36]" office:value-type="float" office:value="17">
            <text:p>1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3.3</text:p>
          </table:table-cell>
          <table:table-cell table:style-name="ce14" office:value-type="string">
            <text:p>Loginbereich</text:p>
          </table:table-cell>
          <table:table-cell table:style-name="ce22" office:value-type="string">
            <text:p>Lukas</text:p>
          </table:table-cell>
          <table:table-cell table:style-name="ce26" office:value-type="date" office:date-value="2016-05-29">
            <text:p>29.05.16</text:p>
          </table:table-cell>
          <table:table-cell table:style-name="ce32" table:formula="of:=[.D37]+[.F37]" office:value-type="date" office:date-value="2016-07-05">
            <text:p>5.07.16</text:p>
          </table:table-cell>
          <table:table-cell table:style-name="ce36" office:value-type="float" office:value="37">
            <text:p>37</text:p>
          </table:table-cell>
          <table:table-cell table:style-name="ce39" office:value-type="percentage" office:value="0">
            <text:p>0%</text:p>
          </table:table-cell>
          <table:table-cell table:style-name="ce42" table:formula="of:=NETWORKDAYS([.D37];[.E37])" office:value-type="float" office:value="27">
            <text:p>27</text:p>
          </table:table-cell>
          <table:table-cell table:style-name="ce44" table:formula="of:=ROUNDDOWN([.G37]*[.F37];0)" office:value-type="float" office:value="0">
            <text:p>0</text:p>
          </table:table-cell>
          <table:table-cell table:style-name="ce42" table:formula="of:=[.F37]-[.I37]" office:value-type="float" office:value="37">
            <text:p>3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3.4</text:p>
          </table:table-cell>
          <table:table-cell table:style-name="ce14" office:value-type="string">
            <text:p>Dokumentation</text:p>
          </table:table-cell>
          <table:table-cell table:style-name="ce22" office:value-type="string">
            <text:p>Lukas</text:p>
          </table:table-cell>
          <table:table-cell table:style-name="ce26" office:value-type="date" office:date-value="2016-08-05">
            <text:p>5.08.16</text:p>
          </table:table-cell>
          <table:table-cell table:style-name="ce32" table:formula="of:=[.D38]+[.F38]" office:value-type="date" office:date-value="2016-09-03">
            <text:p>3.09.16</text:p>
          </table:table-cell>
          <table:table-cell table:style-name="ce36" office:value-type="float" office:value="29">
            <text:p>29</text:p>
          </table:table-cell>
          <table:table-cell table:style-name="ce39" office:value-type="percentage" office:value="0">
            <text:p>0%</text:p>
          </table:table-cell>
          <table:table-cell table:style-name="ce42" table:formula="of:=NETWORKDAYS([.D38];[.E38])" office:value-type="float" office:value="21">
            <text:p>21</text:p>
          </table:table-cell>
          <table:table-cell table:style-name="ce44" table:formula="of:=ROUNDDOWN([.G38]*[.F38];0)" office:value-type="float" office:value="0">
            <text:p>0</text:p>
          </table:table-cell>
          <table:table-cell table:style-name="ce42" table:formula="of:=[.F38]-[.I38]" office:value-type="float" office:value="29">
            <text:p>29</text:p>
          </table:table-cell>
          <table:table-cell table:style-name="ce52"/>
          <table:table-cell table:style-name="ce56" table:number-columns-repeated="238"/>
          <table:table-cell table:style-name="ce9" table:number-columns-repeated="7"/>
        </table:table-row>
        <table:table-row table:style-name="ro2">
          <table:table-cell table:style-name="ce7" office:value-type="string">
            <text:p>5</text:p>
          </table:table-cell>
          <table:table-cell table:style-name="ce13" office:value-type="string">
            <text:p>Analytics</text:p>
          </table:table-cell>
          <table:table-cell table:style-name="ce21" office:value-type="string">
            <text:p>Lukas/Ruth</text:p>
          </table:table-cell>
          <table:table-cell table:style-name="ce25" office:value-type="date" office:date-value="2016-07-01">
            <text:p>1.07.16</text:p>
          </table:table-cell>
          <table:table-cell table:style-name="ce31" table:formula="of:=[.D39]+[.F39]" office:value-type="date" office:date-value="2016-10-10">
            <text:p>10.10.16</text:p>
          </table:table-cell>
          <table:table-cell table:style-name="ce35" table:formula="of:=MAX([.E40:.E47])-[.D39]" office:value-type="float" office:value="101">
            <text:p>101</text:p>
          </table:table-cell>
          <table:table-cell table:style-name="ce38" table:formula="of:=SUMPRODUCT([.F40:.F47];[.G40:.G47])/SUM([.F40:.F47])" office:value-type="percentage" office:value="0">
            <text:p>0%</text:p>
          </table:table-cell>
          <table:table-cell table:style-name="ce41" table:formula="of:=NETWORKDAYS([.D39];[.E39])" office:value-type="float" office:value="72">
            <text:p>72</text:p>
          </table:table-cell>
          <table:table-cell table:style-name="ce43" table:formula="of:=ROUNDDOWN([.G39]*[.F39];0)" office:value-type="float" office:value="0">
            <text:p>0</text:p>
          </table:table-cell>
          <table:table-cell table:style-name="ce41" table:formula="of:=[.F39]-[.I39]" office:value-type="float" office:value="101">
            <text:p>101</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4.1</text:p>
          </table:table-cell>
          <table:table-cell table:style-name="ce14" office:value-type="string">
            <text:p>Google Analytics &amp; Adwords registrieren</text:p>
          </table:table-cell>
          <table:table-cell table:style-name="ce22" office:value-type="string">
            <text:p>Lukas</text:p>
          </table:table-cell>
          <table:table-cell table:style-name="ce26" office:value-type="date" office:date-value="2016-07-01">
            <text:p>1.07.16</text:p>
          </table:table-cell>
          <table:table-cell table:style-name="ce32" table:formula="of:=[.D40]+[.F40]" office:value-type="date" office:date-value="2016-07-03">
            <text:p>3.07.16</text:p>
          </table:table-cell>
          <table:table-cell table:style-name="ce36" office:value-type="float" office:value="2">
            <text:p>2</text:p>
          </table:table-cell>
          <table:table-cell table:style-name="ce39" office:value-type="percentage" office:value="0">
            <text:p>0%</text:p>
          </table:table-cell>
          <table:table-cell table:style-name="ce42" table:formula="of:=NETWORKDAYS([.D40];[.E40])" office:value-type="float" office:value="1">
            <text:p>1</text:p>
          </table:table-cell>
          <table:table-cell table:style-name="ce44" table:formula="of:=ROUNDDOWN([.G40]*[.F40];0)" office:value-type="float" office:value="0">
            <text:p>0</text:p>
          </table:table-cell>
          <table:table-cell table:style-name="ce42" table:formula="of:=[.F40]-[.I40]" office:value-type="float" office:value="2">
            <text:p>2</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4.2</text:p>
          </table:table-cell>
          <table:table-cell table:style-name="ce14" office:value-type="string">
            <text:p>Analytics Conversions definieren</text:p>
          </table:table-cell>
          <table:table-cell table:style-name="ce22" office:value-type="string">
            <text:p>Lukas/Ruth</text:p>
          </table:table-cell>
          <table:table-cell table:style-name="ce26" office:value-type="date" office:date-value="2016-07-08">
            <text:p>8.07.16</text:p>
          </table:table-cell>
          <table:table-cell table:style-name="ce32" table:formula="of:=[.D41]+[.F41]" office:value-type="date" office:date-value="2016-07-10">
            <text:p>10.07.16</text:p>
          </table:table-cell>
          <table:table-cell table:style-name="ce36" office:value-type="float" office:value="2">
            <text:p>2</text:p>
          </table:table-cell>
          <table:table-cell table:style-name="ce39" office:value-type="percentage" office:value="0">
            <text:p>0%</text:p>
          </table:table-cell>
          <table:table-cell table:style-name="ce42" table:formula="of:=NETWORKDAYS([.D41];[.E41])" office:value-type="float" office:value="1">
            <text:p>1</text:p>
          </table:table-cell>
          <table:table-cell table:style-name="ce44" table:formula="of:=ROUNDDOWN([.G41]*[.F41];0)" office:value-type="float" office:value="0">
            <text:p>0</text:p>
          </table:table-cell>
          <table:table-cell table:style-name="ce42" table:formula="of:=[.F41]-[.I41]" office:value-type="float" office:value="2">
            <text:p>2</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4.3</text:p>
          </table:table-cell>
          <table:table-cell table:style-name="ce14" office:value-type="string">
            <text:p>Analytics Reporting definieren</text:p>
          </table:table-cell>
          <table:table-cell table:style-name="ce22" office:value-type="string">
            <text:p>Lukas/Ruth</text:p>
          </table:table-cell>
          <table:table-cell table:style-name="ce26" office:value-type="date" office:date-value="2016-07-08">
            <text:p>8.07.16</text:p>
          </table:table-cell>
          <table:table-cell table:style-name="ce32" table:formula="of:=[.D42]+[.F42]" office:value-type="date" office:date-value="2016-07-15">
            <text:p>15.07.16</text:p>
          </table:table-cell>
          <table:table-cell table:style-name="ce36" office:value-type="float" office:value="7">
            <text:p>7</text:p>
          </table:table-cell>
          <table:table-cell table:style-name="ce39" office:value-type="percentage" office:value="0">
            <text:p>0%</text:p>
          </table:table-cell>
          <table:table-cell table:style-name="ce42" table:formula="of:=NETWORKDAYS([.D42];[.E42])" office:value-type="float" office:value="6">
            <text:p>6</text:p>
          </table:table-cell>
          <table:table-cell table:style-name="ce44" table:formula="of:=ROUNDDOWN([.G42]*[.F42];0)" office:value-type="float" office:value="0">
            <text:p>0</text:p>
          </table:table-cell>
          <table:table-cell table:style-name="ce42" table:formula="of:=[.F42]-[.I42]"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4.4</text:p>
          </table:table-cell>
          <table:table-cell table:style-name="ce14" office:value-type="string">
            <text:p>Allgemeine Kampagne vorbereiten</text:p>
          </table:table-cell>
          <table:table-cell table:style-name="ce22" office:value-type="string">
            <text:p>Ruth</text:p>
          </table:table-cell>
          <table:table-cell table:style-name="ce26" office:value-type="date" office:date-value="2016-09-01">
            <text:p>1.09.16</text:p>
          </table:table-cell>
          <table:table-cell table:style-name="ce32" table:formula="of:=[.D43]+[.F43]" office:value-type="date" office:date-value="2016-09-03">
            <text:p>3.09.16</text:p>
          </table:table-cell>
          <table:table-cell table:style-name="ce36" office:value-type="float" office:value="2">
            <text:p>2</text:p>
          </table:table-cell>
          <table:table-cell table:style-name="ce39" office:value-type="percentage" office:value="0">
            <text:p>0%</text:p>
          </table:table-cell>
          <table:table-cell table:style-name="ce42" table:formula="of:=NETWORKDAYS([.D43];[.E43])" office:value-type="float" office:value="2">
            <text:p>2</text:p>
          </table:table-cell>
          <table:table-cell table:style-name="ce44" table:formula="of:=ROUNDDOWN([.G43]*[.F43];0)" office:value-type="float" office:value="0">
            <text:p>0</text:p>
          </table:table-cell>
          <table:table-cell table:style-name="ce42" table:formula="of:=[.F43]-[.I43]" office:value-type="float" office:value="2">
            <text:p>2</text:p>
          </table:table-cell>
          <table:table-cell table:style-name="ce52"/>
          <table:table-cell table:style-name="ce56" table:number-columns-repeated="238"/>
          <table:table-cell table:style-name="ce9" table:number-columns-repeated="7"/>
        </table:table-row>
        <table:table-row table:style-name="ro2">
          <table:table-cell table:style-name="ce7" office:value-type="string">
            <text:p>5</text:p>
          </table:table-cell>
          <table:table-cell table:style-name="ce13" office:value-type="string">
            <text:p>Wordpress</text:p>
          </table:table-cell>
          <table:table-cell table:style-name="ce21" office:value-type="string">
            <text:p>Lukas</text:p>
          </table:table-cell>
          <table:table-cell table:style-name="ce25" office:value-type="date" office:date-value="2016-10-01">
            <text:p>1.10.16</text:p>
          </table:table-cell>
          <table:table-cell table:style-name="ce31" table:formula="of:=[.D44]+[.F44]" office:value-type="date" office:date-value="2016-10-10">
            <text:p>10.10.16</text:p>
          </table:table-cell>
          <table:table-cell table:style-name="ce35" table:formula="of:=MAX([.E45:.E50])-[.D44]" office:value-type="float" office:value="9">
            <text:p>9</text:p>
          </table:table-cell>
          <table:table-cell table:style-name="ce38" table:formula="of:=SUMPRODUCT([.F45:.F50];[.G45:.G50])/SUM([.F45:.F50])" office:value-type="percentage" office:value="0">
            <text:p>0%</text:p>
          </table:table-cell>
          <table:table-cell table:style-name="ce41" table:formula="of:=NETWORKDAYS([.D44];[.E44])" office:value-type="float" office:value="6">
            <text:p>6</text:p>
          </table:table-cell>
          <table:table-cell table:style-name="ce43" table:formula="of:=ROUNDDOWN([.G44]*[.F44];0)" office:value-type="float" office:value="0">
            <text:p>0</text:p>
          </table:table-cell>
          <table:table-cell table:style-name="ce41" table:formula="of:=[.F44]-[.I44]" office:value-type="float" office:value="9">
            <text:p>9</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5.1</text:p>
          </table:table-cell>
          <table:table-cell table:style-name="ce14" office:value-type="string">
            <text:p>Installation CMS</text:p>
          </table:table-cell>
          <table:table-cell table:style-name="ce22" office:value-type="string">
            <text:p>Lukas</text:p>
          </table:table-cell>
          <table:table-cell table:style-name="ce26" office:value-type="date" office:date-value="2016-10-01">
            <text:p>1.10.16</text:p>
          </table:table-cell>
          <table:table-cell table:style-name="ce32" table:formula="of:=[.D45]+[.F45]" office:value-type="date" office:date-value="2016-10-03">
            <text:p>3.10.16</text:p>
          </table:table-cell>
          <table:table-cell table:style-name="ce36" office:value-type="float" office:value="2">
            <text:p>2</text:p>
          </table:table-cell>
          <table:table-cell table:style-name="ce39" office:value-type="percentage" office:value="0">
            <text:p>0%</text:p>
          </table:table-cell>
          <table:table-cell table:style-name="ce42" table:formula="of:=NETWORKDAYS([.D45];[.E45])" office:value-type="float" office:value="1">
            <text:p>1</text:p>
          </table:table-cell>
          <table:table-cell table:style-name="ce44" table:formula="of:=ROUNDDOWN([.G45]*[.F45];0)" office:value-type="float" office:value="0">
            <text:p>0</text:p>
          </table:table-cell>
          <table:table-cell table:style-name="ce42" table:formula="of:=[.F45]-[.I45]" office:value-type="float" office:value="2">
            <text:p>2</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5.2</text:p>
          </table:table-cell>
          <table:table-cell table:style-name="ce14" office:value-type="string">
            <text:p>Templateanpassungen</text:p>
          </table:table-cell>
          <table:table-cell table:style-name="ce22" office:value-type="string">
            <text:p>Lukas</text:p>
          </table:table-cell>
          <table:table-cell table:style-name="ce26" office:value-type="date" office:date-value="2016-10-03">
            <text:p>3.10.16</text:p>
          </table:table-cell>
          <table:table-cell table:style-name="ce32" table:formula="of:=[.D46]+[.F46]" office:value-type="date" office:date-value="2016-10-10">
            <text:p>10.10.16</text:p>
          </table:table-cell>
          <table:table-cell table:style-name="ce36" office:value-type="float" office:value="7">
            <text:p>7</text:p>
          </table:table-cell>
          <table:table-cell table:style-name="ce39" office:value-type="percentage" office:value="0">
            <text:p>0%</text:p>
          </table:table-cell>
          <table:table-cell table:style-name="ce42" table:formula="of:=NETWORKDAYS([.D46];[.E46])" office:value-type="float" office:value="6">
            <text:p>6</text:p>
          </table:table-cell>
          <table:table-cell table:style-name="ce44" table:formula="of:=ROUNDDOWN([.G46]*[.F46];0)" office:value-type="float" office:value="0">
            <text:p>0</text:p>
          </table:table-cell>
          <table:table-cell table:style-name="ce42" table:formula="of:=[.F46]-[.I46]"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table:table-cell table:style-name="ce14"/>
          <table:table-cell table:style-name="ce22"/>
          <table:table-cell table:style-name="ce26"/>
          <table:table-cell table:style-name="ce32"/>
          <table:table-cell table:style-name="ce36"/>
          <table:table-cell table:style-name="ce39"/>
          <table:table-cell table:style-name="ce42"/>
          <table:table-cell table:style-name="ce44"/>
          <table:table-cell table:style-name="ce42"/>
          <table:table-cell table:style-name="ce52"/>
          <table:table-cell table:style-name="ce56" table:number-columns-repeated="238"/>
          <table:table-cell table:style-name="ce9" table:number-columns-repeated="7"/>
        </table:table-row>
        <table:table-row table:style-name="ro2" table:number-rows-repeated="2">
          <table:table-cell table:style-name="Default"/>
          <table:table-cell table:number-columns-repeated="226"/>
          <table:table-cell table:style-name="Default" table:number-columns-repeated="29"/>
        </table:table-row>
        <table:table-row table:style-name="ro2" table:number-rows-repeated="2">
          <table:table-cell table:style-name="ce9"/>
          <table:table-cell table:style-name="ce16" table:number-columns-repeated="226"/>
          <table:table-cell table:style-name="ce9" table:number-columns-repeated="29"/>
        </table:table-row>
        <table:table-row table:style-name="ro2">
          <table:table-cell table:style-name="ce9">
            <draw:custom-shape table:end-cell-address="GanttChart.FT83" table:end-x="0.084cm" table:end-y="0.107cm" draw:z-index="2" draw:style-name="gr3" draw:text-style-name="P3" svg:width="32.137cm" svg:height="14.012cm" svg:x="0.196cm" svg:y="0.04cm">
              <text:p text:style-name="P3"><text:span text:style-name="T1">HELP</text:span></text:p>
              <text:p text:style-name="P3"><text:span text:style-name="T2"/></text:p>
              <text:p text:style-name="P3"><text:span text:style-name="T2">- Modify the </text:span><text:span text:style-name="T3">GREEN</text:span><text:span text:style-name="T2"> cells and the </text:span><text:span text:style-name="T1">WBS</text:span><text:span text:style-name="T2">, </text:span><text:span text:style-name="T1">Tasks</text:span><text:span text:style-name="T2">, and </text:span><text:span text:style-name="T1">Task Lead</text:span><text:span text:style-name="T2"> columns. The rest of the columns are formulas.</text:span></text:p>
              <text:p text:style-name="P3"><text:span text:style-name="T2">- The number of weeks shown in the gantt chart is limited by the maximum number of columns available.</text:span></text:p>
              <text:p text:style-name="P3"><text:span text:style-name="T2">- The Start Date that you choose determines the first week in the gantt chart, starting on a Monday.</text:span></text:p>
              <text:p text:style-name="P3"><text:span text:style-name="T2">- Change the first day of the week via cell K8</text:span></text:p>
              <text:p text:style-name="P3"><text:span text:style-name="T2">- Use the slider to adjust the range of dates shown in the gantt chart.</text:span></text:p>
              <text:p text:style-name="P3"><text:span text:style-name="T2">- Only </text:span><text:span text:style-name="T1">34</text:span><text:span text:style-name="T2"> weeks can be shown/printed at one time, because each week uses up </text:span><text:span text:style-name="T1">7</text:span><text:span text:style-name="T2"> columns.</text:span></text:p>
              <text:p text:style-name="P3"><text:span text:style-name="T2"/></text:p>
              <text:p text:style-name="P3"><text:span text:style-name="T1">Q: </text:span><text:span text:style-name="T2">How do I make Task 2 start the day after the end of Task 1?</text:span></text:p>
              <text:p text:style-name="P3"><text:span text:style-name="T2">Use the following formula for the start date of Task 2:</text:span></text:p>
              <text:p text:style-name="P3"><text:span text:style-name="T1">=</text:span><text:span text:style-name="T4">EndDate</text:span><text:span text:style-name="T1">+1</text:span></text:p>
              <text:p text:style-name="P3"><text:span text:style-name="T2">where </text:span><text:span text:style-name="T5">EndDate</text:span><text:span text:style-name="T2"> is the reference to the cell containing the end date of task 1</text:span></text:p>
              <text:p text:style-name="P3"><text:span text:style-name="T2"/></text:p>
              <text:p text:style-name="P3"><text:span text:style-name="T1">Q: </text:span><text:span text:style-name="T2">How do I </text:span><text:span text:style-name="T1">add/insert tasks and subtasks</text:span><text:span text:style-name="T2">?</text:span></text:p>
              <text:p text:style-name="P3"><text:span text:style-name="T2">Copy the entire ROW (or a group of rows) for the type of task(s) you want to add and then right-click on the row where you want to insert the new tasks, then select </text:span><text:span text:style-name="T5">Insert Copied Cells</text:span><text:span text:style-name="T2">.</text:span></text:p>
              <text:p text:style-name="P3"><text:span text:style-name="T6">Important Note:</text:span><text:span text:style-name="T2"> When inserting a new subtask after the last subtask or before the first subtask, you will need to update the formulas for calculating the Level 1 %Complete and Duration (see below) to include the new subtask, because the ranges won't automatically expand to include the additional row. </text:span></text:p>
              <text:p text:style-name="P3"><text:span text:style-name="T2"/></text:p>
              <text:p text:style-name="P3"><text:span text:style-name="T1">Q: </text:span><text:span text:style-name="T2">How do I calculate the </text:span><text:span text:style-name="T1">%Complete</text:span><text:span text:style-name="T2"> for a </text:span><text:span text:style-name="T1">Level 1</text:span><text:span text:style-name="T2"> task based upon the %Complete of all of the associated subtasks?</text:span></text:p>
              <text:p text:style-name="P3"><text:span text:style-name="T2">Example: If Task 1 is on row 11 and the subtasks are on rows 12-15, use the following formula:</text:span></text:p>
              <text:p text:style-name="P3"><text:span text:style-name="T1">=SUMPRODUCT(</text:span><text:span text:style-name="T7">F12:F15</text:span><text:span text:style-name="T1">;</text:span><text:span text:style-name="T6">G12:G15</text:span><text:span text:style-name="T1">)/SUM(</text:span><text:span text:style-name="T8">F12:F15</text:span><text:span text:style-name="T1">)</text:span></text:p>
              <text:p text:style-name="P3"><text:span text:style-name="T2"/></text:p>
              <text:p text:style-name="P3"><text:span text:style-name="T1">Q: </text:span><text:span text:style-name="T2">How do I calculate the </text:span><text:span text:style-name="T1">Duration</text:span><text:span text:style-name="T2"> for a </text:span><text:span text:style-name="T1">Level 1</text:span><text:span text:style-name="T2"> task based upon the largest end date of a sub task?</text:span></text:p>
              <text:p text:style-name="P3"><text:span text:style-name="T2">Example: If the Level 1 task is on row 11 and the sub tasks are on rows 12-15, use the following formula</text:span></text:p>
              <text:p text:style-name="P3"><text:span text:style-name="T1">=MAX(</text:span><text:span text:style-name="T7">E12:E15</text:span><text:span text:style-name="T1">)-</text:span><text:span text:style-name="T6">D11</text:span></text:p>
              <text:p text:style-name="P3"><text:span text:style-name="T2"/></text:p>
              <text:p text:style-name="P3"><text:span text:style-name="T1">Q: </text:span><text:span text:style-name="T2">How can I include </text:span><text:span text:style-name="T1">holidays</text:span><text:span text:style-name="T2"> in the calculation of the Working Days?</text:span></text:p>
              <text:p text:style-name="P3"><text:span text:style-name="T9">You can add a list of holidays to exclude in the NETWORKDAYS function. See the help on that function.</text:span></text:p>
              <text:p text:style-name="P3"><text:span text:style-name="T2"/></text:p>
              <text:p text:style-name="P3"><text:span text:style-name="T1">Q: </text:span><text:span text:style-name="T2">How do I change the </text:span><text:span text:style-name="T1">print settings</text:span><text:span text:style-name="T2">?</text:span></text:p>
              <text:p text:style-name="P3"><text:span text:style-name="T9">Select the entire range of cells that you want to print and then define a Print Range in the Format menu. Then go to Format &gt; Page and select the Sheet tab. Adjust the Scaling mode as desired.</text:span></text:p>
              <draw:enhanced-geometry svg:viewBox="0 0 21600 21600" draw:type="rectangle" draw:enhanced-path="M 0 0 L 21600 0 21600 21600 0 21600 0 0 Z N"/>
            </draw:custom-shape>
          </table:table-cell>
          <table:table-cell table:style-name="ce16" table:number-columns-repeated="226"/>
          <table:table-cell table:style-name="ce9" table:number-columns-repeated="29"/>
        </table:table-row>
        <table:table-row table:style-name="ro2" table:number-rows-repeated="3">
          <table:table-cell table:style-name="ce9"/>
          <table:table-cell table:style-name="ce16" table:number-columns-repeated="226"/>
          <table:table-cell table:style-name="ce9" table:number-columns-repeated="29"/>
        </table:table-row>
        <table:table-row table:style-name="ro2" table:number-rows-repeated="65504">
          <table:table-cell table:number-columns-repeated="256"/>
        </table:table-row>
        <table:table-row table:style-name="ro2">
          <table:table-cell table:number-columns-repeated="256"/>
        </table:table-row>
      </table:table>
      <table:named-expressions>
        <table:named-range table:name="Excel_BuiltIn_Print_Area_1" table:base-cell-address="$GanttChart.$A$1" table:cell-range-address="$GanttChart.$A$3:.$IO$60"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Lucida Sans Unicode" style:language-asian="zxx" style:country-asian="none" style:font-name-complex="Tahoma" style:language-complex="zxx" style:country-complex="none"/>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xx" style:country-asian="none" style:font-size-complex="24pt"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date-style style:name="N135P0" style:volatile="true">
      <number:month/>
      <number:text>/</number:text>
      <number:day/>
    </number:date-style>
    <number:text-style style:name="N135">
      <number:text-content/>
      <style:map style:condition="value()&gt;=0" style:apply-style-name="N135P0"/>
    </number:text-style>
    <number:date-style style:name="N136">
      <number:month/>
      <number:text>/</number:text>
      <number:day number:style="long"/>
      <number:text>/</number:text>
      <number:year/>
    </number:date-style>
    <number:date-style style:name="N137">
      <number:month number:textual="true"/>
      <number:text>, </number:text>
      <number:year number:style="long"/>
    </number:date-style>
    <number:date-style style:name="N138">
      <number:month number:style="long" number:textual="true"/>
      <number:text>, </number:text>
      <number:year number:style="long"/>
    </number:date-style>
    <number:date-style style:name="N139">
      <number:month number:textual="true"/>
    </number:date-style>
    <number:date-style style:name="N140">
      <number:month number:textual="true"/>
      <number:text>, </number:text>
      <number:year/>
    </number:date-style>
    <number:number-style style:name="N141">
      <number:number number:decimal-places="7" number:min-integer-digits="1"/>
    </number:number-style>
    <number:number-style style:name="N142">
      <number:number number:decimal-places="6" number:min-integer-digits="1"/>
    </number:number-style>
    <number:number-style style:name="N143">
      <number:number number:decimal-places="5" number:min-integer-digits="1"/>
    </number:number-style>
    <number:number-style style:name="N144">
      <number:number number:decimal-places="4" number:min-integer-digits="1"/>
    </number:number-style>
    <number:number-style style:name="N145">
      <number:number number:decimal-places="3" number:min-integer-digits="1"/>
    </number:number-style>
    <number:date-style style:name="N146">
      <number:year number:style="long"/>
    </number:date-style>
    <number:time-style style:name="N147">
      <number:hours/>
      <number:text>:</number:text>
      <number:minutes number:style="long"/>
      <number:text>:</number:text>
      <number:seconds number:style="long"/>
      <number:text> </number:text>
      <number:am-pm/>
    </number:time-style>
    <number:number-style style:name="N148">
      <number:number number:decimal-places="1" number:min-integer-digits="1"/>
    </number:number-style>
    <number:date-style style:name="N149">
      <number:month number:textual="true"/>
      <number:text>-</number:text>
      <number:year number:style="long"/>
    </number:date-style>
    <number:date-style style:name="N150">
      <number:month/>
      <number:text> / </number:text>
      <number:day/>
      <number:text> / </number:text>
      <number:year/>
    </number:date-style>
    <number:date-style style:name="N151">
      <number:text>(</number:text>
      <number:day-of-week/>
      <number:text>)</number:text>
    </number:date-style>
    <number:date-style style:name="N152">
      <number:day number:style="long"/>
      <number:text> - </number:text>
      <number:month number:textual="true"/>
      <number:text> - </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able-cell-properties fo:background-color="#ff0000"/>
      <style:text-properties style:use-window-font-color="true"/>
    </style:style>
    <style:style style:name="Excel_5f_CondFormat_5f_1_5f_1_5f_2" style:display-name="Excel_CondFormat_1_1_2" style:family="table-cell" style:parent-style-name="Default">
      <style:table-cell-properties fo:background-color="#99ccff"/>
    </style:style>
    <style:style style:name="Excel_5f_CondFormat_5f_1_5f_1_5f_3" style:display-name="Excel_CondFormat_1_1_3" style:family="table-cell" style:parent-style-name="Default">
      <style:table-cell-properties fo:background-color="#808080"/>
    </style:style>
    <style:style style:name="Excel_5f_CondFormat_5f_1_5f_2_5f_1" style:display-name="Excel_CondFormat_1_2_1" style:family="table-cell" style:parent-style-name="Default">
      <style:table-cell-properties fo:background-color="#ff0000"/>
      <style:text-properties style:use-window-font-color="true"/>
    </style:style>
    <style:style style:name="Excel_5f_CondFormat_5f_1_5f_2_5f_2" style:display-name="Excel_CondFormat_1_2_2" style:family="table-cell" style:parent-style-name="Default">
      <style:table-cell-properties fo:background-color="#6699ff"/>
    </style:style>
    <style:style style:name="Excel_5f_CondFormat_5f_1_5f_2_5f_3" style:display-name="Excel_CondFormat_1_2_3" style:family="table-cell" style:parent-style-name="Default">
      <style:table-cell-properties fo:background-color="#5f5f5f"/>
    </style:style>
    <style:style style:name="Excel_5f_BuiltIn_5f_Percent" style:display-name="Excel_BuiltIn_Percent" style:family="table-cell" style:parent-style-name="Default" style:data-style-name="N10"/>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27cm" fo:margin-bottom="2.499cm" fo:margin-left="1.27cm" fo:margin-right="1.27cm" style:first-page-number="continue" style:scale-to-X="1" style:scale-to-Y="1" style:writing-mode="lr-tb"/>
      <style:header-style>
        <style:header-footer-properties fo:min-height="0.751cm" fo:margin-left="0.63cm" fo:margin-right="0.63cm" fo:margin-bottom="0cm"/>
      </style:header-style>
      <style:footer-style>
        <style:header-footer-properties fo:min-height="0.751cm" fo:margin-left="0.63cm" fo:margin-right="0.63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02">02.11.2015</text:date>, <text:time>07:17:44</text:time></text:p>
        </style:region-right>
      </style:header>
      <style:header-left style:display="false"/>
      <style:footer>
        <text:p>Page <text:page-number>1</text:page-number> / <text:page-count>99</text:page-count></text:p>
      </style:footer>
      <style:footer-left style:display="false"/>
    </style:master-page>
    <style:master-page style:name="PageStyle_5f_GanttChart" style:display-name="PageStyle_GanttCha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2015_Classic_Edition$Unix OpenOffice.org_project/</meta:generator>
    <dc:title>Gantt Chart Template</dc:title>
    <dc:description>This &lt;a href="http://www.vertex42.com/ExcelTemplates/excel-gantt-chart.html"&gt;&lt;b&gt;Gantt Chart&lt;/b&gt;&lt;/a&gt; can be used to create timelines or schedules for managing projects. The chart uses conditional formatting to display the current day and the completion status of each task. ... &lt;a href="http://www.vertex42.com/ExcelTemplates/excel-gantt-chart.html"&gt;&lt;b&gt;more info&lt;/b&gt;&lt;/a&gt;.
&lt;br /&gt;More &lt;a href="http://www.vertex42.com/ExcelTemplates/excel-project-management.html"&gt;project management templates&lt;/a&gt; by Vertex42.com
&lt;br /&gt;</dc:description>
    <dc:subject>&lt;a href="http://www.vertex42.com/ExcelTemplates/"&gt;Spreadsheets&lt;/a&gt; by Vertex42.com</dc:subject>
    <meta:creation-date>2015-10-14T22:41:08</meta:creation-date>
    <meta:keyword>business</meta:keyword>
    <meta:keyword>project management</meta:keyword>
    <meta:keyword>project</meta:keyword>
    <meta:keyword>schedule</meta:keyword>
    <meta:keyword>timeline</meta:keyword>
    <meta:keyword>spreadsheet</meta:keyword>
    <meta:keyword>template</meta:keyword>
    <meta:editing-cycles>12</meta:editing-cycles>
    <meta:editing-duration>PT02H05M22S</meta:editing-duration>
    <dc:date>2015-11-02T07:17:44</dc:date>
    <meta:document-statistic meta:table-count="1" meta:cell-count="659" meta:object-count="3"/>
    <meta:user-defined meta:name="Copyright">(c) 2008 Vertex42 LLC</meta:user-defined>
    <meta:user-defined meta:name="Info 4"/>
    <meta:user-defined meta:name="License">&lt;a href="http://www.vertex42.com/licensing/EULA_personaluse.html"&gt;Personal Use&lt;/a&gt;</meta:user-defined>
    <meta:user-defined meta:name="Version">1.6.1</meta:user-defined>
  </office:meta>
</office:document-meta>
</file>